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666in"/>
    </style:style>
    <style:style style:name="T6" style:parent-style-name="Fonteparág.padrão" style:family="text">
      <style:text-properties fo:font-weight="bold" style:font-weight-asian="bold"/>
    </style:style>
    <style:style style:name="P7" style:parent-style-name="Standard" style:family="paragraph">
      <style:paragraph-properties fo:text-align="end" fo:line-height="100%"/>
    </style:style>
    <style:style style:name="T8" style:parent-style-name="Fonteparág.padrão" style:family="text">
      <style:text-properties fo:font-size="11pt" style:font-size-asian="11pt"/>
    </style:style>
    <style:style style:name="P9" style:parent-style-name="Standard" style:family="paragraph">
      <style:paragraph-properties fo:text-align="end" fo:line-height="100%"/>
    </style:style>
    <style:style style:name="T10" style:parent-style-name="Fonteparág.padrão" style:family="text">
      <style:text-properties fo:font-size="11pt" style:font-size-asian="11pt"/>
    </style:style>
    <style:style style:name="T11" style:parent-style-name="Fonteparág.padrão" style:family="text">
      <style:text-properties fo:font-size="11pt" style:font-size-asian="11pt"/>
    </style:style>
    <style:style style:name="T12" style:parent-style-name="Internetlink" style:family="text">
      <style:text-properties style:use-window-font-color="true" fo:font-size="11pt" style:font-size-asian="11pt" style:text-underline-type="none"/>
    </style:style>
    <style:style style:name="P13" style:parent-style-name="Standard" style:family="paragraph">
      <style:paragraph-properties fo:text-align="end" fo:line-height="100%"/>
    </style:style>
    <style:style style:name="T14" style:parent-style-name="Fonteparág.padrão" style:family="text">
      <style:text-properties fo:font-size="11pt" style:font-size-asian="11pt"/>
    </style:style>
    <style:style style:name="P15" style:parent-style-name="Standard" style:family="paragraph">
      <style:paragraph-properties fo:text-align="end" fo:line-height="100%"/>
    </style:style>
    <style:style style:name="T16" style:parent-style-name="Fonteparág.padrão" style:family="text">
      <style:text-properties fo:font-size="11pt" style:font-size-asian="11pt"/>
    </style:style>
    <style:style style:name="P17" style:parent-style-name="Standard" style:family="paragraph">
      <style:paragraph-properties fo:text-align="end" fo:line-height="100%"/>
    </style:style>
    <style:style style:name="T18" style:parent-style-name="Fonteparág.padrão" style:family="text">
      <style:text-properties fo:font-size="11pt" style:font-size-asian="11pt"/>
    </style:style>
    <style:style style:name="P19" style:parent-style-name="Standard" style:family="paragraph">
      <style:paragraph-properties fo:text-align="end" fo:line-height="100%"/>
    </style:style>
    <style:style style:name="T20" style:parent-style-name="Fonteparág.padrão" style:family="text">
      <style:text-properties fo:font-size="11pt" style:font-size-asian="11pt"/>
    </style:style>
    <style:style style:name="T21" style:parent-style-name="Fonteparág.padrão" style:family="text">
      <style:text-properties fo:font-size="11pt" style:font-size-asian="11pt"/>
    </style:style>
    <style:style style:name="T22" style:parent-style-name="Internetlink" style:family="text">
      <style:text-properties style:use-window-font-color="true" fo:font-size="11pt" style:font-size-asian="11pt" style:text-underline-type="none"/>
    </style:style>
    <style:style style:name="P23" style:parent-style-name="Standard" style:family="paragraph">
      <style:paragraph-properties fo:text-align="end" fo:line-height="100%"/>
    </style:style>
    <style:style style:name="T24" style:parent-style-name="Fonteparág.padrão" style:family="text">
      <style:text-properties fo:font-size="11pt" style:font-size-asian="11pt"/>
    </style:style>
    <style:style style:name="P25" style:parent-style-name="Standard" style:family="paragraph">
      <style:paragraph-properties fo:text-align="end" fo:line-height="100%"/>
    </style:style>
    <style:style style:name="T26" style:parent-style-name="Fonteparág.padrão" style:family="text">
      <style:text-properties fo:font-size="11pt" style:font-size-asian="11pt"/>
    </style:style>
    <style:style style:name="P27" style:parent-style-name="Standard" style:family="paragraph">
      <style:paragraph-properties fo:text-align="end" fo:line-height="100%"/>
      <style:text-properties fo:font-size="11pt" style:font-size-asian="11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end" fo:text-indent="0.4916in"/>
      <style:text-properties style:font-size-complex="12pt"/>
    </style:style>
    <style:style style:name="P29" style:parent-style-name="Standard" style:family="paragraph">
      <style:paragraph-properties fo:margin-bottom="0.1666in" fo:line-height="100%" fo:text-indent="0in"/>
    </style:style>
    <style:style style:name="T30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1pt" style:font-size-asian="11pt" style:language-asian="pt" style:country-asian="BR"/>
    </style:style>
    <style:style style:name="T31" style:parent-style-name="Fonteparág.padrão" style:family="text">
      <style:text-properties style:font-name-asian="Times New Roman" style:font-name-complex="Times New Roman" fo:font-weight="bold" style:font-weight-asian="bold" style:font-weight-complex="bold" style:font-size-complex="12pt" style:language-asian="pt" style:country-asian="BR"/>
    </style:style>
    <style:style style:name="T32" style:parent-style-name="Fonteparág.padrão" style:family="text">
      <style:text-properties style:font-name-asian="Times New Roman" style:font-name-complex="Times New Roman" style:font-weight-complex="bold" fo:font-size="11pt" style:font-size-asian="11pt" style:language-asian="pt" style:country-asian="BR"/>
    </style:style>
    <style:style style:name="T33" style:parent-style-name="Fonteparág.padrão" style:family="text">
      <style:text-properties style:font-name-asian="Times New Roman" style:font-name-complex="Times New Roman" style:font-weight-complex="bold" fo:font-size="11pt" style:font-size-asian="11pt" style:language-asian="pt" style:country-asian="BR"/>
    </style:style>
    <style:style style:name="T34" style:parent-style-name="Fonteparág.padrão" style:family="text">
      <style:text-properties style:font-name-asian="Times New Roman" style:font-name-complex="Times New Roman" style:font-weight-complex="bold" fo:font-size="11pt" style:font-size-asian="11pt" style:language-asian="pt" style:country-asian="BR"/>
    </style:style>
    <style:style style:name="T35" style:parent-style-name="Fonteparág.padrão" style:family="text">
      <style:text-properties style:font-name-asian="Times New Roman" style:font-name-complex="Times New Roman" style:font-weight-complex="bold" fo:font-size="11pt" style:font-size-asian="11pt" style:language-asian="pt" style:country-asian="BR"/>
    </style:style>
    <style:style style:name="T36" style:parent-style-name="Fonteparág.padrão" style:family="text">
      <style:text-properties style:font-name-asian="Times New Roman" style:font-name-complex="Times New Roman" style:font-weight-complex="bold" fo:color="#FF0000" fo:font-size="11pt" style:font-size-asian="11pt" style:language-asian="pt" style:country-asian="BR"/>
    </style:style>
    <style:style style:name="T37" style:parent-style-name="Fonteparág.padrão" style:family="text">
      <style:text-properties style:font-name-asian="Times New Roman" style:font-name-complex="Times New Roman" style:font-weight-complex="bold" fo:font-size="11pt" style:font-size-asian="11pt" style:language-asian="pt" style:country-asian="BR"/>
    </style:style>
    <style:style style:name="T38" style:parent-style-name="Fonteparág.padrão" style:family="text">
      <style:text-properties style:font-name-asian="Times New Roman" style:font-name-complex="Times New Roman" style:font-weight-complex="bold" fo:font-size="11pt" style:font-size-asian="11pt" style:language-asian="pt" style:country-asian="BR"/>
    </style:style>
    <style:style style:name="T39" style:parent-style-name="Fonteparág.padrão" style:family="text">
      <style:text-properties style:font-name-asian="Times New Roman" style:font-name-complex="Times New Roman" style:font-weight-complex="bold" fo:color="#FF0000" fo:font-size="11pt" style:font-size-asian="11pt" style:language-asian="pt" style:country-asian="BR"/>
    </style:style>
    <style:style style:name="T40" style:parent-style-name="Fonteparág.padrão" style:family="text">
      <style:text-properties style:font-name-asian="Times New Roman" style:font-name-complex="Times New Roman" style:font-weight-complex="bold" fo:font-size="11pt" style:font-size-asian="11pt" style:language-asian="pt" style:country-asian="BR"/>
    </style:style>
    <style:style style:name="T41" style:parent-style-name="Fonteparág.padrão" style:family="text">
      <style:text-properties style:font-name-asian="Times New Roman" style:font-name-complex="Times New Roman" fo:font-size="11pt" style:font-size-asian="11pt" style:language-asian="pt" style:country-asian="BR"/>
    </style:style>
    <style:style style:name="T42" style:parent-style-name="Fonteparág.padrão" style:family="text">
      <style:text-properties style:font-name-asian="Times New Roman" style:font-name-complex="Times New Roman" fo:font-size="11pt" style:font-size-asian="11pt" style:language-asian="pt" style:country-asian="BR"/>
    </style:style>
    <style:style style:name="T43" style:parent-style-name="Fonteparág.padrão" style:family="text">
      <style:text-properties style:font-name-asian="Times New Roman" style:font-name-complex="Times New Roman" fo:font-style="italic" style:font-style-asian="italic" fo:font-size="11pt" style:font-size-asian="11pt" style:language-asian="pt" style:country-asian="BR"/>
    </style:style>
    <style:style style:name="P44" style:parent-style-name="Standard" style:family="paragraph">
      <style:paragraph-properties fo:line-height="100%" fo:text-indent="0in"/>
    </style:style>
    <style:style style:name="T45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1pt" style:font-size-asian="11pt" style:language-asian="pt" style:country-asian="BR"/>
    </style:style>
    <style:style style:name="T46" style:parent-style-name="Fonteparág.padrão" style:family="text">
      <style:text-properties style:font-name-asian="Times New Roman" style:font-name-complex="Times New Roman" style:font-weight-complex="bold" fo:font-size="11pt" style:font-size-asian="11pt" style:language-asian="pt" style:country-asian="BR"/>
    </style:style>
    <style:style style:name="T47" style:parent-style-name="Fonteparág.padrão" style:family="text">
      <style:text-properties style:font-name-asian="Times New Roman" style:font-name-complex="Times New Roman" style:font-weight-complex="bold" fo:font-size="11pt" style:font-size-asian="11pt" style:language-asian="pt" style:country-asian="BR"/>
    </style:style>
    <style:style style:name="T48" style:parent-style-name="Fonteparág.padrão" style:family="text">
      <style:text-properties style:font-name-asian="Times New Roman" style:font-name-complex="Times New Roman" style:font-weight-complex="bold" style:font-size-complex="12pt" style:language-asian="pt" style:country-asian="BR"/>
    </style:style>
    <style:style style:name="P49" style:parent-style-name="Standard" style:family="paragraph">
      <style:paragraph-properties fo:line-height="100%" fo:text-indent="0in"/>
      <style:text-properties style:font-name-asian="Times New Roman" style:font-name-complex="Times New Roman" style:font-weight-complex="bold" style:font-size-complex="12pt" style:language-asian="pt" style:country-asian="BR"/>
    </style:style>
    <style:style style:name="P50" style:parent-style-name="Standard" style:family="paragraph">
      <style:paragraph-properties fo:line-height="100%" fo:text-indent="0in"/>
    </style:style>
    <style:style style:name="T51" style:parent-style-name="Fonteparág.padrão" style:family="text">
      <style:text-properties style:font-name-complex="Times New Roman" fo:font-weight="bold" style:font-weight-asian="bold"/>
    </style:style>
    <style:style style:name="P52" style:parent-style-name="Standard" style:family="paragraph">
      <style:paragraph-properties fo:line-height="100%" fo:text-indent="0in"/>
      <style:text-properties style:font-name-complex="Times New Roman" fo:font-weight="bold" style:font-weight-asian="bold"/>
    </style:style>
    <style:style style:name="P53" style:parent-style-name="Standard" style:family="paragraph">
      <style:paragraph-properties>
        <style:tab-stops>
          <style:tab-stop style:type="left" style:position="0.4923in"/>
        </style:tab-stops>
      </style:paragraph-properties>
    </style:style>
    <style:style style:name="T54" style:parent-style-name="Fonteparág.padrão" style:family="text">
      <style:text-properties style:font-name-complex="Times New Roman"/>
    </style:style>
    <style:style style:name="T55" style:parent-style-name="Fonteparág.padrão" style:family="text">
      <style:text-properties style:font-name-complex="Times New Roman"/>
    </style:style>
    <style:style style:name="T56" style:parent-style-name="Fonteparág.padrão" style:family="text">
      <style:text-properties style:font-name-complex="Times New Roman"/>
    </style:style>
    <style:style style:name="T57" style:parent-style-name="Fonteparág.padrão" style:family="text">
      <style:text-properties style:font-name-complex="Times New Roman"/>
    </style:style>
    <style:style style:name="T58" style:parent-style-name="Fonteparág.padrão" style:family="text">
      <style:text-properties style:font-name-complex="Times New Roman"/>
    </style:style>
    <style:style style:name="T59" style:parent-style-name="Fonteparág.padrão" style:family="text">
      <style:text-properties style:font-name-complex="Times New Roman"/>
    </style:style>
    <style:style style:name="T60" style:parent-style-name="Fonteparág.padrão" style:family="text">
      <style:text-properties style:font-name-complex="Times New Roman"/>
    </style:style>
    <style:style style:name="T61" style:parent-style-name="Fonteparág.padrão" style:family="text">
      <style:text-properties style:font-name-complex="Times New Roman"/>
    </style:style>
    <style:style style:name="T62" style:parent-style-name="Fonteparág.padrão" style:family="text">
      <style:text-properties style:font-name-complex="Times New Roman"/>
    </style:style>
    <style:style style:name="T63" style:parent-style-name="Fonteparág.padrão" style:family="text">
      <style:text-properties style:font-name-complex="Times New Roman"/>
    </style:style>
    <style:style style:name="T64" style:parent-style-name="Fonteparág.padrão" style:family="text">
      <style:text-properties style:font-name-complex="Times New Roman"/>
    </style:style>
    <style:style style:name="T65" style:parent-style-name="Fonteparág.padrão" style:family="text">
      <style:text-properties style:font-name-complex="Times New Roman"/>
    </style:style>
    <style:style style:name="T66" style:parent-style-name="Fonteparág.padrão" style:family="text">
      <style:text-properties style:font-name-complex="Times New Roman"/>
    </style:style>
    <style:style style:name="T67" style:parent-style-name="Fonteparág.padrão" style:family="text">
      <style:text-properties style:font-name-complex="Times New Roman"/>
    </style:style>
    <style:style style:name="T68" style:parent-style-name="Fonteparág.padrão" style:family="text">
      <style:text-properties style:font-name-complex="Times New Roman"/>
    </style:style>
    <style:style style:name="T69" style:parent-style-name="Fonteparág.padrão" style:family="text">
      <style:text-properties style:font-name-complex="Times New Roman"/>
    </style:style>
    <style:style style:name="T70" style:parent-style-name="Fonteparág.padrão" style:family="text">
      <style:text-properties style:font-name-complex="Times New Roman"/>
    </style:style>
    <style:style style:name="T71" style:parent-style-name="Fonteparág.padrão" style:family="text">
      <style:text-properties style:font-name-complex="Times New Roman"/>
    </style:style>
    <style:style style:name="T72" style:parent-style-name="Fonteparág.padrão" style:family="text">
      <style:text-properties style:font-name-complex="Times New Roman"/>
    </style:style>
    <style:style style:name="T73" style:parent-style-name="Fonteparág.padrão" style:family="text">
      <style:text-properties style:font-name-complex="Times New Roman"/>
    </style:style>
    <style:style style:name="T74" style:parent-style-name="Fonteparág.padrão" style:family="text">
      <style:text-properties style:font-name-complex="Times New Roman"/>
    </style:style>
    <style:style style:name="T75" style:parent-style-name="Fonteparág.padrão" style:family="text">
      <style:text-properties style:font-name-complex="Times New Roman"/>
    </style:style>
    <style:style style:name="T76" style:parent-style-name="Fonteparág.padrão" style:family="text">
      <style:text-properties style:font-name-complex="Times New Roman"/>
    </style:style>
    <style:style style:name="T77" style:parent-style-name="Fonteparág.padrão" style:family="text">
      <style:text-properties style:font-name-complex="Times New Roman"/>
    </style:style>
    <style:style style:name="P78" style:parent-style-name="Standard" style:family="paragraph">
      <style:paragraph-properties fo:text-indent="0in"/>
    </style:style>
    <style:style style:name="T79" style:parent-style-name="Fonteparág.padrão" style:family="text">
      <style:text-properties style:font-name-complex="Times New Roman"/>
    </style:style>
    <style:style style:name="T80" style:parent-style-name="Fonteparág.padrão" style:family="text">
      <style:text-properties style:font-name-complex="Times New Roman" fo:color="#FF0000"/>
    </style:style>
    <style:style style:name="T81" style:parent-style-name="Fonteparág.padrão" style:family="text">
      <style:text-properties style:font-name-complex="Times New Roman"/>
    </style:style>
    <style:style style:name="T82" style:parent-style-name="Fonteparág.padrão" style:family="text">
      <style:text-properties style:font-name-complex="Times New Roman"/>
    </style:style>
    <style:style style:name="T83" style:parent-style-name="Fonteparág.padrão" style:family="text">
      <style:text-properties style:font-name-complex="Times New Roman"/>
    </style:style>
    <style:style style:name="T84" style:parent-style-name="Fonteparág.padrão" style:family="text">
      <style:text-properties style:font-name-complex="Times New Roman"/>
    </style:style>
    <style:style style:name="T85" style:parent-style-name="Fonteparág.padrão" style:family="text">
      <style:text-properties style:font-name-complex="Times New Roman"/>
    </style:style>
    <style:style style:name="T86" style:parent-style-name="Fonteparág.padrão" style:family="text">
      <style:text-properties style:font-name-complex="Times New Roman"/>
    </style:style>
    <style:style style:name="P87" style:parent-style-name="Standard" style:family="paragraph">
      <style:paragraph-properties fo:text-indent="0in"/>
    </style:style>
    <style:style style:name="T88" style:parent-style-name="Fonteparág.padrão" style:family="text">
      <style:text-properties style:font-name-complex="Times New Roman"/>
    </style:style>
    <style:style style:name="T89" style:parent-style-name="Fonteparág.padrão" style:family="text">
      <style:text-properties style:font-name-complex="Times New Roman"/>
    </style:style>
    <style:style style:name="P90" style:parent-style-name="Textbody" style:family="paragraph">
      <style:paragraph-properties fo:text-indent="0.5in"/>
    </style:style>
    <style:style style:name="P91" style:parent-style-name="Textbody" style:family="paragraph">
      <style:text-properties fo:font-weight="bold" style:font-weight-asian="bold"/>
    </style:style>
    <style:style style:name="P92" style:parent-style-name="Textbody" style:family="paragraph">
      <style:text-properties fo:font-weight="bold" style:font-weight-asian="bold"/>
    </style:style>
    <style:style style:name="T93" style:parent-style-name="Fonteparág.padrão" style:family="text">
      <style:text-properties fo:font-weight="bold" style:font-weight-asian="bold"/>
    </style:style>
    <style:style style:name="T94" style:parent-style-name="Fonteparág.padrão" style:family="text">
      <style:text-properties fo:color="#000000" fo:background-color="#FFFFFF"/>
    </style:style>
    <style:style style:name="T95" style:parent-style-name="Fonteparág.padrão" style:family="text">
      <style:text-properties fo:color="#000000" fo:background-color="#FFFFFF"/>
    </style:style>
    <style:style style:name="T96" style:parent-style-name="Fonteparág.padrão" style:family="text">
      <style:text-properties fo:color="#222222" fo:background-color="#FFFFFF"/>
    </style:style>
    <style:style style:name="T97" style:parent-style-name="Fonteparág.padrão" style:family="text">
      <style:text-properties fo:color="#000000" fo:background-color="#FFFFFF"/>
    </style:style>
    <style:style style:name="T98" style:parent-style-name="Fonteparág.padrão" style:family="text">
      <style:text-properties fo:color="#000000" fo:background-color="#FFFFFF"/>
    </style:style>
    <style:style style:name="P99" style:parent-style-name="Textbody" style:family="paragraph">
      <style:paragraph-properties fo:text-indent="0.5118in"/>
    </style:style>
    <style:style style:name="P100" style:parent-style-name="Textbody" style:family="paragraph">
      <style:text-properties fo:font-weight="bold" style:font-weight-asian="bold"/>
    </style:style>
    <style:style style:name="P101" style:parent-style-name="Textbody" style:family="paragraph">
      <style:paragraph-properties fo:line-height="100%" fo:margin-left="1.575in">
        <style:tab-stops/>
      </style:paragraph-properties>
    </style:style>
    <style:style style:name="T102" style:parent-style-name="Fonteparág.padrão" style:family="text">
      <style:text-properties fo:font-size="10pt" style:font-size-asian="10pt" style:font-size-complex="10pt"/>
    </style:style>
    <style:style style:name="T103" style:parent-style-name="Fonteparág.padrão" style:family="text">
      <style:text-properties fo:font-size="10pt" style:font-size-asian="10pt" style:font-size-complex="10pt"/>
    </style:style>
    <style:style style:name="T104" style:parent-style-name="Fonteparág.padrão" style:family="text">
      <style:text-properties fo:font-size="10pt" style:font-size-asian="10pt" style:font-size-complex="10pt"/>
    </style:style>
    <style:style style:name="T105" style:parent-style-name="Fonteparág.padrão" style:family="text">
      <style:text-properties fo:font-size="10pt" style:font-size-asian="10pt" style:font-size-complex="10pt"/>
    </style:style>
    <style:style style:name="P106" style:parent-style-name="Textbody" style:family="paragraph">
      <style:paragraph-properties fo:line-height="100%" fo:margin-left="1.575in" fo:text-indent="0.4923in">
        <style:tab-stops/>
      </style:paragraph-properties>
      <style:text-properties fo:font-size="10pt" style:font-size-asian="10pt" style:font-size-complex="10pt"/>
    </style:style>
    <style:style style:name="P107" style:parent-style-name="Textbody" style:family="paragraph">
      <style:paragraph-properties fo:text-indent="0.4923in"/>
    </style:style>
    <style:style style:name="P108" style:parent-style-name="Textbody" style:family="paragraph">
      <style:paragraph-properties fo:text-indent="0.4923in"/>
    </style:style>
    <style:style style:name="P109" style:parent-style-name="Textbody" style:family="paragraph">
      <style:paragraph-properties fo:line-height="100%" fo:margin-left="1.575in">
        <style:tab-stops/>
      </style:paragraph-properties>
    </style:style>
    <style:style style:name="T110" style:parent-style-name="Fonteparág.padrão" style:family="text">
      <style:text-properties fo:font-size="10pt" style:font-size-asian="10pt" style:font-size-complex="10pt"/>
    </style:style>
    <style:style style:name="T111" style:parent-style-name="Fonteparág.padrão" style:family="text">
      <style:text-properties fo:font-size="10pt" style:font-size-asian="10pt" style:font-size-complex="10pt"/>
    </style:style>
    <style:style style:name="T112" style:parent-style-name="Fonteparág.padrão" style:family="text">
      <style:text-properties fo:font-size="10pt" style:font-size-asian="10pt" style:font-size-complex="10pt"/>
    </style:style>
    <style:style style:name="P113" style:parent-style-name="Textbody" style:family="paragraph">
      <style:paragraph-properties fo:line-height="100%" fo:margin-left="1.575in" fo:text-indent="0.4923in">
        <style:tab-stops/>
      </style:paragraph-properties>
      <style:text-properties fo:font-size="10pt" style:font-size-asian="10pt" style:font-size-complex="10pt"/>
    </style:style>
    <style:style style:name="P114" style:parent-style-name="Textbody" style:family="paragraph">
      <style:paragraph-properties fo:text-indent="0.4923in"/>
    </style:style>
    <style:style style:name="P115" style:parent-style-name="Textbody" style:family="paragraph">
      <style:paragraph-properties fo:text-indent="0.4923in"/>
      <style:text-properties fo:font-size="10pt" style:font-size-asian="10pt" style:font-size-complex="10pt"/>
    </style:style>
    <style:style style:name="P116" style:parent-style-name="Textbody" style:family="paragraph">
      <style:paragraph-properties fo:line-height="100%" fo:margin-left="1.575in">
        <style:tab-stops/>
      </style:paragraph-properties>
    </style:style>
    <style:style style:name="T117" style:parent-style-name="Fonteparág.padrão" style:family="text">
      <style:text-properties fo:font-size="10pt" style:font-size-asian="10pt" style:font-size-complex="10pt"/>
    </style:style>
    <style:style style:name="T118" style:parent-style-name="Fonteparág.padrão" style:family="text">
      <style:text-properties fo:font-size="10pt" style:font-size-asian="10pt" style:font-size-complex="10pt"/>
    </style:style>
    <style:style style:name="T119" style:parent-style-name="Fonteparág.padrão" style:family="text">
      <style:text-properties fo:font-size="10pt" style:font-size-asian="10pt" style:font-size-complex="10pt"/>
    </style:style>
    <style:style style:name="T120" style:parent-style-name="Fonteparág.padrão" style:family="text">
      <style:text-properties fo:font-size="10pt" style:font-size-asian="10pt" style:font-size-complex="10pt"/>
    </style:style>
    <style:style style:name="T121" style:parent-style-name="Fonteparág.padrão" style:family="text">
      <style:text-properties fo:color="#000000" fo:font-size="10pt" style:font-size-asian="10pt" style:font-size-complex="10pt"/>
    </style:style>
    <style:style style:name="P122" style:parent-style-name="Textbody" style:family="paragraph">
      <style:paragraph-properties fo:text-indent="0.4923in"/>
    </style:style>
    <style:style style:name="P123" style:parent-style-name="Textbody" style:family="paragraph">
      <style:paragraph-properties fo:text-indent="0.4923in"/>
    </style:style>
    <style:style style:name="P124" style:parent-style-name="Textbody" style:family="paragraph">
      <style:paragraph-properties fo:text-indent="0.4923in"/>
    </style:style>
    <style:style style:name="P125" style:parent-style-name="Textbody" style:family="paragraph">
      <style:paragraph-properties fo:line-height="100%" fo:margin-left="1.575in">
        <style:tab-stops/>
      </style:paragraph-properties>
    </style:style>
    <style:style style:name="P126" style:parent-style-name="Textbody" style:family="paragraph">
      <style:paragraph-properties fo:line-height="100%" fo:margin-left="1.575in">
        <style:tab-stops/>
      </style:paragraph-properties>
    </style:style>
    <style:style style:name="T127" style:parent-style-name="Fonteparág.padrão" style:family="text">
      <style:text-properties fo:font-size="10pt" style:font-size-asian="10pt" style:font-size-complex="10pt"/>
    </style:style>
    <style:style style:name="T128" style:parent-style-name="Fonteparág.padrão" style:family="text">
      <style:text-properties fo:font-size="10pt" style:font-size-asian="10pt" style:font-size-complex="10pt"/>
    </style:style>
    <style:style style:name="T129" style:parent-style-name="Fonteparág.padrão" style:family="text">
      <style:text-properties fo:font-size="10pt" style:font-size-asian="10pt" style:font-size-complex="10pt"/>
    </style:style>
    <style:style style:name="T130" style:parent-style-name="Fonteparág.padrão" style:family="text">
      <style:text-properties fo:font-size="10pt" style:font-size-asian="10pt" style:font-size-complex="10pt"/>
    </style:style>
    <style:style style:name="P131" style:parent-style-name="Textbody" style:family="paragraph">
      <style:paragraph-properties fo:line-height="100%" fo:margin-left="1.575in">
        <style:tab-stops/>
      </style:paragraph-properties>
    </style:style>
    <style:style style:name="P132" style:parent-style-name="Textbody" style:family="paragraph">
      <style:paragraph-properties fo:line-height="100%" fo:margin-left="1.575in" fo:text-indent="0.4923in">
        <style:tab-stops/>
      </style:paragraph-properties>
      <style:text-properties fo:font-size="10pt" style:font-size-asian="10pt" style:font-size-complex="10pt"/>
    </style:style>
    <style:style style:name="T133" style:parent-style-name="Fonteparág.padrão" style:family="text">
      <style:text-properties fo:color="#222222" fo:background-color="#FFFFFF"/>
    </style:style>
    <style:style style:name="T134" style:parent-style-name="Fonteparág.padrão" style:family="text">
      <style:text-properties fo:color="#222222" fo:background-color="#FFFFFF"/>
    </style:style>
    <style:style style:name="T135" style:parent-style-name="Fonteparág.padrão" style:family="text">
      <style:text-properties fo:color="#222222" fo:background-color="#FFFFFF"/>
    </style:style>
    <style:style style:name="T136" style:parent-style-name="Fonteparág.padrão" style:family="text">
      <style:text-properties fo:color="#222222" fo:background-color="#FFFFFF"/>
    </style:style>
    <style:style style:name="T137" style:parent-style-name="Fonteparág.padrão" style:family="text">
      <style:text-properties fo:color="#222222" fo:background-color="#FFFFFF"/>
    </style:style>
    <style:style style:name="T138" style:parent-style-name="Fonteparág.padrão" style:family="text">
      <style:text-properties fo:color="#000000" fo:background-color="#FFFFFF"/>
    </style:style>
    <style:style style:name="T139" style:parent-style-name="Fonteparág.padrão" style:family="text">
      <style:text-properties fo:background-color="#FFFFFF"/>
    </style:style>
    <style:style style:name="T140" style:parent-style-name="Fonteparág.padrão" style:family="text">
      <style:text-properties fo:background-color="#FFFFFF"/>
    </style:style>
    <style:style style:name="T141" style:parent-style-name="Fonteparág.padrão" style:family="text">
      <style:text-properties fo:background-color="#FFFFFF"/>
    </style:style>
    <style:style style:name="T142" style:parent-style-name="Fonteparág.padrão" style:family="text">
      <style:text-properties fo:color="#000000" fo:background-color="#FFFFFF"/>
    </style:style>
    <style:style style:name="T143" style:parent-style-name="Fonteparág.padrão" style:family="text">
      <style:text-properties fo:color="#000000" fo:background-color="#FFFFFF"/>
    </style:style>
    <style:style style:name="T144" style:parent-style-name="Forte" style:family="text">
      <style:text-properties fo:font-weight="normal" style:font-weight-asian="normal" fo:color="#000000" fo:background-color="#FFFFFF"/>
    </style:style>
    <style:style style:name="P145" style:parent-style-name="Textbody" style:family="paragraph">
      <style:paragraph-properties fo:text-indent="0.5in"/>
    </style:style>
    <style:style style:name="P146" style:parent-style-name="Textbody" style:family="paragraph">
      <style:paragraph-properties fo:text-indent="0.5in"/>
    </style:style>
    <style:style style:name="T147" style:parent-style-name="Fonteparág.padrão" style:family="text">
      <style:text-properties fo:font-weight="bold" style:font-weight-asian="bold"/>
    </style:style>
    <style:style style:name="T148" style:parent-style-name="Fonteparág.padrão" style:family="text">
      <style:text-properties fo:font-weight="bold" style:font-weight-asian="bold"/>
    </style:style>
    <style:style style:name="T149" style:parent-style-name="Fonteparág.padrão" style:family="text">
      <style:text-properties fo:font-weight="bold" style:font-weight-asian="bold"/>
    </style:style>
    <style:style style:name="P150" style:parent-style-name="Textbody" style:family="paragraph">
      <style:text-properties fo:font-weight="bold" style:font-weight-asian="bold"/>
    </style:style>
    <style:style style:name="P151" style:parent-style-name="Standard" style:family="paragraph">
      <style:paragraph-properties fo:widows="0" fo:orphans="0"/>
    </style:style>
    <style:style style:name="T152" style:parent-style-name="Fonteparág.padrão" style:family="text">
      <style:text-properties style:font-name-complex="Times New Roman" style:font-size-complex="12pt"/>
    </style:style>
    <style:style style:name="T153" style:parent-style-name="Fonteparág.padrão" style:family="text">
      <style:text-properties style:font-name-complex="Times New Roman" style:font-size-complex="12pt"/>
    </style:style>
    <style:style style:name="T154" style:parent-style-name="Fonteparág.padrão" style:family="text">
      <style:text-properties style:font-name-complex="Times New Roman" style:font-size-complex="12pt"/>
    </style:style>
    <style:style style:name="P155" style:parent-style-name="Standard" style:family="paragraph">
      <style:paragraph-properties fo:widows="0" fo:orphans="0"/>
    </style:style>
    <style:style style:name="T156" style:parent-style-name="Fonteparág.padrão" style:family="text">
      <style:text-properties style:font-name-complex="Times New Roman" style:font-size-complex="12pt"/>
    </style:style>
    <style:style style:name="T157" style:parent-style-name="Fonteparág.padrão" style:family="text">
      <style:text-properties style:font-name-complex="Times New Roman" style:font-size-complex="12pt"/>
    </style:style>
    <style:style style:name="T158" style:parent-style-name="Fonteparág.padrão" style:family="text">
      <style:text-properties style:font-name-complex="Times New Roman" style:font-size-complex="12pt"/>
    </style:style>
    <style:style style:name="T159" style:parent-style-name="Fonteparág.padrão" style:family="text">
      <style:text-properties style:font-name="Arial" style:font-name-complex="Arial" style:font-size-complex="12pt"/>
    </style:style>
    <style:style style:name="T160" style:parent-style-name="Fonteparág.padrão" style:family="text">
      <style:text-properties style:font-name-complex="Times New Roman" style:font-size-complex="12pt"/>
    </style:style>
    <style:style style:name="T161" style:parent-style-name="Fonteparág.padrão" style:family="text">
      <style:text-properties style:font-name-complex="Times New Roman" style:font-size-complex="12pt"/>
    </style:style>
    <style:style style:name="T162" style:parent-style-name="Fonteparág.padrão" style:family="text">
      <style:text-properties style:font-name-complex="Times New Roman" style:font-size-complex="12pt"/>
    </style:style>
    <style:style style:name="T163" style:parent-style-name="Fonteparág.padrão" style:family="text">
      <style:text-properties style:font-name-complex="Times New Roman" style:font-size-complex="12pt"/>
    </style:style>
    <style:style style:name="P164" style:parent-style-name="Standard" style:family="paragraph">
      <style:paragraph-properties fo:widows="0" fo:orphans="0"/>
    </style:style>
    <style:style style:name="T165" style:parent-style-name="Fonteparág.padrão" style:family="text">
      <style:text-properties style:font-name-complex="Times New Roman" style:font-size-complex="12pt"/>
    </style:style>
    <style:style style:name="T166" style:parent-style-name="Fonteparág.padrão" style:family="text">
      <style:text-properties style:font-name-complex="Times New Roman" style:font-size-complex="12pt"/>
    </style:style>
    <style:style style:name="T167" style:parent-style-name="Fonteparág.padrão" style:family="text">
      <style:text-properties style:font-name-complex="Times New Roman" fo:color="#000000" style:font-size-complex="12pt"/>
    </style:style>
    <style:style style:name="T168" style:parent-style-name="Fonteparág.padrão" style:family="text">
      <style:text-properties style:font-name-complex="Times New Roman" fo:color="#000000" style:font-size-complex="12pt"/>
    </style:style>
    <style:style style:name="T169" style:parent-style-name="Fonteparág.padrão" style:family="text">
      <style:text-properties style:font-name-complex="Times New Roman" fo:color="#000000" style:font-size-complex="12pt"/>
    </style:style>
    <style:style style:name="T170" style:parent-style-name="Fonteparág.padrão" style:family="text">
      <style:text-properties style:font-name-complex="Times New Roman" fo:color="#000000" style:font-size-complex="12pt"/>
    </style:style>
    <style:style style:name="T171" style:parent-style-name="Fonteparág.padrão" style:family="text">
      <style:text-properties style:font-name-complex="Times New Roman" style:font-size-complex="12pt"/>
    </style:style>
    <style:style style:name="T172" style:parent-style-name="Fonteparág.padrão" style:family="text">
      <style:text-properties style:font-name-complex="Times New Roman" style:font-size-complex="12pt"/>
    </style:style>
    <style:style style:name="P173" style:parent-style-name="Standard" style:family="paragraph">
      <style:paragraph-properties fo:margin-bottom="0.0833in" fo:text-indent="0.625in"/>
    </style:style>
    <style:style style:name="T174" style:parent-style-name="Fonteparág.padrão" style:family="text">
      <style:text-properties style:font-name-complex="Times New Roman" style:font-size-complex="12pt"/>
    </style:style>
    <style:style style:name="T175" style:parent-style-name="Fonteparág.padrão" style:family="text">
      <style:text-properties style:font-name-complex="Times New Roman" style:font-size-complex="12pt"/>
    </style:style>
    <style:style style:name="T176" style:parent-style-name="Fonteparág.padrão" style:family="text">
      <style:text-properties style:font-name-complex="Times New Roman" style:font-size-complex="12pt"/>
    </style:style>
    <style:style style:name="T177" style:parent-style-name="Fonteparág.padrão" style:family="text">
      <style:text-properties style:font-name-complex="Times New Roman" style:font-size-complex="12pt"/>
    </style:style>
    <style:style style:name="P178" style:parent-style-name="Standard" style:family="paragraph">
      <style:paragraph-properties fo:text-indent="0in"/>
      <style:text-properties style:font-name-complex="Times New Roman" fo:font-weight="bold" style:font-weight-asian="bold"/>
    </style:style>
    <style:style style:name="P179" style:parent-style-name="Standard" style:family="paragraph">
      <style:paragraph-properties fo:text-indent="0in"/>
      <style:text-properties style:font-name-complex="Times New Roman" fo:font-weight="bold" style:font-weight-asian="bold"/>
    </style:style>
    <style:style style:name="P180" style:parent-style-name="Standard" style:family="paragraph">
      <style:paragraph-properties fo:text-indent="0in"/>
      <style:text-properties style:font-name-complex="Times New Roman" fo:font-weight="bold" style:font-weight-asian="bold"/>
    </style:style>
    <style:style style:name="P181" style:parent-style-name="Standard" style:family="paragraph">
      <style:paragraph-properties fo:text-indent="0in"/>
      <style:text-properties style:font-name-complex="Times New Roman" fo:font-weight="bold" style:font-weight-asian="bold"/>
    </style:style>
    <style:style style:name="P182" style:parent-style-name="Standard" style:family="paragraph">
      <style:paragraph-properties fo:text-indent="0in"/>
    </style:style>
    <style:style style:name="T183" style:parent-style-name="Fonteparág.padrão" style:family="text">
      <style:text-properties style:font-name-complex="Times New Roman" fo:font-weight="bold" style:font-weight-asian="bold"/>
    </style:style>
    <style:style style:name="P184" style:parent-style-name="Standard" style:family="paragraph">
      <style:paragraph-properties fo:text-align="center"/>
      <style:text-properties style:font-name-complex="Times New Roman"/>
    </style:style>
    <style:style style:name="T185" style:parent-style-name="Fonteparág.padrão" style:family="text">
      <style:text-properties style:font-name-complex="Times New Roman"/>
    </style:style>
    <style:style style:name="T186" style:parent-style-name="Fonteparág.padrão" style:family="text">
      <style:text-properties style:font-name-complex="Times New Roman"/>
    </style:style>
    <style:style style:name="T187" style:parent-style-name="Fonteparág.padrão" style:family="text">
      <style:text-properties style:font-name-complex="Times New Roman"/>
    </style:style>
    <style:style style:name="T188" style:parent-style-name="Fonteparág.padrão" style:family="text">
      <style:text-properties style:font-name-complex="Times New Roman"/>
    </style:style>
    <style:style style:name="T189" style:parent-style-name="Fonteparág.padrão" style:family="text">
      <style:text-properties style:font-name-complex="Times New Roman"/>
    </style:style>
    <style:style style:name="T190" style:parent-style-name="FootnoteCharacters" style:family="text">
      <style:text-properties style:font-name-complex="Times New Roman"/>
    </style:style>
    <style:style style:name="P191" style:parent-style-name="NormalWeb" style:family="paragraph">
      <style:paragraph-properties fo:text-align="justify"/>
    </style:style>
    <style:style style:name="T192" style:parent-style-name="Fonteparág.padrão" style:family="text">
      <style:text-properties fo:font-size="9pt" style:font-size-asian="9pt" style:font-size-complex="9pt"/>
    </style:style>
    <style:style style:name="T193" style:parent-style-name="Fonteparág.padrão" style:family="text">
      <style:text-properties fo:font-weight="bold" style:font-weight-asian="bold" style:font-weight-complex="bold" fo:font-size="9pt" style:font-size-asian="9pt" style:font-size-complex="9pt" fo:language="pt" fo:country="PT"/>
    </style:style>
    <style:style style:name="T194" style:parent-style-name="Fonteparág.padrão" style:family="text">
      <style:text-properties fo:font-size="9pt" style:font-size-asian="9pt" style:font-size-complex="9pt" fo:language="pt" fo:country="PT"/>
    </style:style>
    <style:style style:name="T195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196" style:parent-style-name="Fonteparág.padrão" style:family="text">
      <style:text-properties fo:font-size="9pt" style:font-size-asian="9pt" style:font-size-complex="9pt" fo:language="pt" fo:country="PT"/>
    </style:style>
    <style:style style:name="T197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198" style:parent-style-name="Fonteparág.padrão" style:family="text">
      <style:text-properties fo:font-size="9pt" style:font-size-asian="9pt" style:font-size-complex="9pt" fo:language="pt" fo:country="PT"/>
    </style:style>
    <style:style style:name="T199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200" style:parent-style-name="Fonteparág.padrão" style:family="text">
      <style:text-properties fo:font-size="9pt" style:font-size-asian="9pt" style:font-size-complex="9pt" fo:language="pt" fo:country="PT"/>
    </style:style>
    <style:style style:name="T201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202" style:parent-style-name="Fonteparág.padrão" style:family="text">
      <style:text-properties fo:font-size="9pt" style:font-size-asian="9pt" style:font-size-complex="9pt" fo:language="pt" fo:country="PT"/>
    </style:style>
    <style:style style:name="T203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204" style:parent-style-name="Fonteparág.padrão" style:family="text">
      <style:text-properties fo:font-size="9pt" style:font-size-asian="9pt" style:font-size-complex="9pt" fo:language="pt" fo:country="PT"/>
    </style:style>
    <style:style style:name="T205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206" style:parent-style-name="Fonteparág.padrão" style:family="text">
      <style:text-properties fo:font-size="9pt" style:font-size-asian="9pt" style:font-size-complex="9pt" fo:language="pt" fo:country="PT"/>
    </style:style>
    <style:style style:name="T207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208" style:parent-style-name="Fonteparág.padrão" style:family="text">
      <style:text-properties fo:font-size="9pt" style:font-size-asian="9pt" style:font-size-complex="9pt" fo:language="pt" fo:country="PT"/>
    </style:style>
    <style:style style:name="T209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210" style:parent-style-name="Fonteparág.padrão" style:family="text">
      <style:text-properties fo:font-size="9pt" style:font-size-asian="9pt" style:font-size-complex="9pt" fo:language="pt" fo:country="PT"/>
    </style:style>
    <style:style style:name="T211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212" style:parent-style-name="Fonteparág.padrão" style:family="text">
      <style:text-properties fo:font-size="9pt" style:font-size-asian="9pt" style:font-size-complex="9pt" fo:language="pt" fo:country="PT"/>
    </style:style>
    <style:style style:name="T213" style:parent-style-name="Internetlink" style:family="text">
      <style:text-properties style:use-window-font-color="true" fo:font-size="9pt" style:font-size-asian="9pt" style:font-size-complex="9pt" style:text-underline-type="none" fo:language="pt" fo:country="PT"/>
    </style:style>
    <style:style style:name="T214" style:parent-style-name="Fonteparág.padrão" style:family="text">
      <style:text-properties fo:font-size="9pt" style:font-size-asian="9pt" style:font-size-complex="9pt" fo:language="pt" fo:country="PT"/>
    </style:style>
    <style:style style:name="T215" style:parent-style-name="Fonteparág.padrão" style:family="text">
      <style:text-properties fo:font-style="italic" style:font-style-asian="italic" style:font-style-complex="italic" fo:font-size="9pt" style:font-size-asian="9pt" style:font-size-complex="9pt" fo:language="pt" fo:country="PT"/>
    </style:style>
    <style:style style:name="T216" style:parent-style-name="Fonteparág.padrão" style:family="text">
      <style:text-properties fo:font-size="9pt" style:font-size-asian="9pt" style:font-size-complex="9pt" fo:language="pt" fo:country="PT"/>
    </style:style>
    <style:style style:name="P217" style:parent-style-name="Footnote" style:family="paragraph">
      <style:paragraph-properties fo:text-align="justify"/>
    </style:style>
    <style:style style:name="T218" style:parent-style-name="Fonteparág.padrão" style:family="text">
      <style:text-properties style:font-name-complex="Times New Roman"/>
    </style:style>
    <style:style style:name="T219" style:parent-style-name="Fonteparág.padrão" style:family="text">
      <style:text-properties style:font-name-complex="Times New Roman"/>
    </style:style>
    <style:style style:name="T220" style:parent-style-name="Fonteparág.padrão" style:family="text">
      <style:text-properties style:font-name-complex="Times New Roman"/>
    </style:style>
    <style:style style:name="T221" style:parent-style-name="Fonteparág.padrão" style:family="text">
      <style:text-properties style:font-name-complex="Times New Roman"/>
    </style:style>
    <style:style style:name="T222" style:parent-style-name="Fonteparág.padrão" style:family="text">
      <style:text-properties style:font-name-complex="Times New Roman"/>
    </style:style>
    <style:style style:name="T223" style:parent-style-name="Fonteparág.padrão" style:family="text">
      <style:text-properties style:font-name-complex="Times New Roman"/>
    </style:style>
    <style:style style:name="T224" style:parent-style-name="Fonteparág.padrão" style:family="text">
      <style:text-properties style:font-name-complex="Times New Roman"/>
    </style:style>
    <style:style style:name="T225" style:parent-style-name="Fonteparág.padrão" style:family="text">
      <style:text-properties style:font-name-complex="Times New Roman"/>
    </style:style>
    <style:style style:name="T226" style:parent-style-name="Fonteparág.padrão" style:family="text">
      <style:text-properties style:font-name-complex="Times New Roman"/>
    </style:style>
    <style:style style:name="T227" style:parent-style-name="Fonteparág.padrão" style:family="text">
      <style:text-properties style:font-name-complex="Times New Roman"/>
    </style:style>
    <style:style style:name="T228" style:parent-style-name="Fonteparág.padrão" style:family="text">
      <style:text-properties style:font-name-complex="Times New Roman"/>
    </style:style>
    <style:style style:name="P229" style:parent-style-name="Standard" style:family="paragraph">
      <style:text-properties style:font-name-complex="Times New Roman"/>
    </style:style>
    <style:style style:name="P230" style:parent-style-name="Textbodyindent" style:family="paragraph">
      <style:paragraph-properties fo:text-align="justify" fo:margin-bottom="0in" fo:line-height="150%" fo:margin-left="0in">
        <style:tab-stops/>
      </style:paragraph-properties>
    </style:style>
    <style:style style:name="T231" style:parent-style-name="Fonteparág.padrão" style:family="text">
      <style:text-properties fo:font-weight="bold" style:font-weight-asian="bold"/>
    </style:style>
    <style:style style:name="P232" style:parent-style-name="Textbodyindent" style:family="paragraph">
      <style:paragraph-properties fo:text-align="justify" fo:margin-bottom="0in" fo:line-height="150%" fo:margin-left="0in" fo:text-indent="0.4923in">
        <style:tab-stops/>
      </style:paragraph-properties>
      <style:text-properties fo:font-weight="bold" style:font-weight-asian="bold"/>
    </style:style>
    <style:style style:name="P233" style:parent-style-name="Standard" style:family="paragraph">
      <style:paragraph-properties fo:text-indent="0.4916in"/>
    </style:style>
    <style:style style:name="T234" style:parent-style-name="Fonteparág.padrão" style:family="text">
      <style:text-properties style:font-name-complex="Times New Roman"/>
    </style:style>
    <style:style style:name="T235" style:parent-style-name="Fonteparág.padrão" style:family="text">
      <style:text-properties style:font-name-complex="Times New Roman"/>
    </style:style>
    <style:style style:name="P236" style:parent-style-name="Standard" style:family="paragraph">
      <style:paragraph-properties fo:text-indent="0.4916in"/>
    </style:style>
    <style:style style:name="T237" style:parent-style-name="Fonteparág.padrão" style:family="text">
      <style:text-properties style:font-name-complex="Times New Roman"/>
    </style:style>
    <style:style style:name="T238" style:parent-style-name="Fonteparág.padrão" style:family="text">
      <style:text-properties style:font-name-complex="Times New Roman"/>
    </style:style>
    <style:style style:name="T239" style:parent-style-name="Fonteparág.padrão" style:family="text">
      <style:text-properties style:font-name-complex="Times New Roman"/>
    </style:style>
    <style:style style:name="P240" style:parent-style-name="Standard" style:family="paragraph">
      <style:paragraph-properties fo:text-indent="0.4916in"/>
    </style:style>
    <style:style style:name="T241" style:parent-style-name="Fonteparág.padrão" style:family="text">
      <style:text-properties style:font-name-complex="Times New Roman"/>
    </style:style>
    <style:style style:name="T242" style:parent-style-name="Fonteparág.padrão" style:family="text">
      <style:text-properties style:font-name-complex="Times New Roman"/>
    </style:style>
    <style:style style:name="T243" style:parent-style-name="Fonteparág.padrão" style:family="text">
      <style:text-properties style:font-name-complex="Times New Roman"/>
    </style:style>
    <style:style style:name="P244" style:parent-style-name="Textbodyindent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P245" style:parent-style-name="Textbodyindent" style:family="paragraph">
      <style:paragraph-properties fo:text-align="justify" fo:margin-bottom="0in" fo:line-height="150%" fo:margin-left="0in" fo:text-indent="0.4923in">
        <style:tab-stops>
          <style:tab-stop style:type="left" style:position="2.4402in"/>
        </style:tab-stops>
      </style:paragraph-properties>
    </style:style>
    <style:style style:name="P246" style:parent-style-name="Textbodyindent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247" style:parent-style-name="Fonteparág.padrão" style:family="text">
      <style:text-properties fo:font-style="italic" style:font-style-asian="italic"/>
    </style:style>
    <style:style style:name="T248" style:parent-style-name="Fonteparág.padrão" style:family="text">
      <style:text-properties style:font-name-complex="Times New Roman"/>
    </style:style>
    <style:style style:name="T249" style:parent-style-name="Fonteparág.padrão" style:family="text">
      <style:text-properties style:font-name-complex="Times New Roman"/>
    </style:style>
    <style:style style:name="P250" style:parent-style-name="Standard" style:family="paragraph">
      <style:text-properties style:font-name-complex="Times New Roman"/>
    </style:style>
    <style:style style:name="P251" style:parent-style-name="Standard" style:family="paragraph">
      <style:paragraph-properties fo:text-align="center" fo:text-indent="0in"/>
    </style:style>
    <style:style style:name="T252" style:parent-style-name="Fonteparág.padrão" style:family="text">
      <style:text-properties style:font-name-complex="Times New Roman" fo:font-weight="bold" style:font-weight-asian="bold" style:font-weight-complex="bold"/>
    </style:style>
    <style:style style:name="P253" style:parent-style-name="Standard" style:family="paragraph">
      <style:paragraph-properties fo:text-align="center" fo:text-indent="0in"/>
      <style:text-properties style:font-name-complex="Times New Roman" fo:font-weight="bold" style:font-weight-asian="bold" style:font-weight-complex="bold"/>
    </style:style>
    <style:style style:name="P254" style:parent-style-name="Standard" style:family="paragraph">
      <style:paragraph-properties fo:text-align="start" fo:line-height="100%" fo:text-indent="0in"/>
    </style:style>
    <style:style style:name="T255" style:parent-style-name="Fonteparág.padrão" style:family="text">
      <style:text-properties fo:font-weight="bold" style:font-weight-asian="bold"/>
    </style:style>
    <style:style style:name="T256" style:parent-style-name="Fonteparág.padrão" style:family="text">
      <style:text-properties style:font-name-complex="Times New Roman"/>
    </style:style>
    <style:style style:name="T257" style:parent-style-name="Fonteparág.padrão" style:family="text">
      <style:text-properties fo:font-weight="bold" style:font-weight-asian="bold"/>
    </style:style>
    <style:style style:name="T258" style:parent-style-name="Fonteparág.padrão" style:family="text">
      <style:text-properties style:font-name-complex="Times New Roman" fo:color="#000000" style:font-size-complex="12pt" fo:background-color="#FFFFFF"/>
    </style:style>
    <style:style style:name="T259" style:parent-style-name="Fonteparág.padrão" style:family="text">
      <style:text-properties style:font-name-complex="Times New Roman" style:font-size-complex="12pt" fo:background-color="#FFFFFF"/>
    </style:style>
    <style:style style:name="T260" style:parent-style-name="Fonteparág.padrão" style:family="text">
      <style:text-properties style:font-name-complex="Times New Roman" style:font-size-complex="12pt" fo:background-color="#FFFFFF"/>
    </style:style>
    <style:style style:name="T261" style:parent-style-name="Fonteparág.padrão" style:family="text">
      <style:text-properties style:font-name-complex="Times New Roman" fo:color="#000000" style:font-size-complex="12pt" fo:background-color="#FFFFFF"/>
    </style:style>
    <style:style style:name="T262" style:parent-style-name="Fonteparág.padrão" style:family="text">
      <style:text-properties style:font-name-complex="Times New Roman" style:font-size-complex="12pt"/>
    </style:style>
    <style:style style:name="P263" style:parent-style-name="Standard" style:family="paragraph">
      <style:paragraph-properties fo:text-align="start" fo:text-indent="0in"/>
      <style:text-properties style:font-name-complex="Times New Roman" fo:font-weight="bold" style:font-weight-asian="bold" style:font-weight-complex="bold"/>
    </style:style>
    <style:style style:name="T264" style:parent-style-name="Fonteparág.padrão" style:family="text">
      <style:text-properties style:font-name-complex="Times New Roman"/>
    </style:style>
    <style:style style:name="T265" style:parent-style-name="Fonteparág.padrão" style:family="text">
      <style:text-properties style:font-name-complex="Times New Roman"/>
    </style:style>
    <style:style style:name="T266" style:parent-style-name="Fonteparág.padrão" style:family="text">
      <style:text-properties style:font-name-complex="Times New Roman" style:font-size-complex="12pt"/>
    </style:style>
    <style:style style:name="T267" style:parent-style-name="Fonteparág.padrão" style:family="text">
      <style:text-properties style:font-name-complex="Times New Roman" fo:color="#000000" style:font-size-complex="12pt" fo:background-color="#FFFFFF"/>
    </style:style>
    <style:style style:name="T268" style:parent-style-name="Fonteparág.padrão" style:family="text">
      <style:text-properties style:font-name-complex="Times New Roman"/>
    </style:style>
    <style:style style:name="T269" style:parent-style-name="Fonteparág.padrão" style:family="text">
      <style:text-properties style:font-name-complex="Times New Roman"/>
    </style:style>
    <style:style style:name="T270" style:parent-style-name="Fonteparág.padrão" style:family="text">
      <style:text-properties style:font-name-complex="Times New Roman" style:font-size-complex="12pt" fo:background-color="#FFFFFF"/>
    </style:style>
    <style:style style:name="T271" style:parent-style-name="Fonteparág.padrão" style:family="text">
      <style:text-properties style:font-name-complex="Times New Roman"/>
    </style:style>
    <style:style style:name="T272" style:parent-style-name="Fonteparág.padrão" style:family="text">
      <style:text-properties style:font-name-complex="Times New Roman" fo:color="#000000" style:font-size-complex="12pt" fo:background-color="#FFFFFF"/>
    </style:style>
    <style:style style:name="T273" style:parent-style-name="Fonteparág.padrão" style:family="text">
      <style:text-properties style:font-name-complex="Times New Roman" fo:color="#000000" style:font-size-complex="12pt" fo:background-color="#FFFFFF"/>
    </style:style>
    <style:style style:name="P274" style:parent-style-name="Standard" style:family="paragraph">
      <style:paragraph-properties fo:text-align="start" fo:line-height="100%" fo:text-indent="0in"/>
      <style:text-properties style:font-name-complex="Times New Roman"/>
    </style:style>
    <style:style style:name="P275" style:parent-style-name="Standard" style:family="paragraph">
      <style:paragraph-properties fo:text-align="start" fo:line-height="100%" fo:text-indent="0in"/>
      <style:text-properties style:font-name-complex="Times New Roman"/>
    </style:style>
    <style:style style:name="P276" style:parent-style-name="Standard" style:family="paragraph">
      <style:paragraph-properties fo:text-align="start" fo:line-height="100%" fo:text-indent="0in"/>
    </style:style>
    <style:style style:name="T277" style:parent-style-name="Fonteparág.padrão" style:family="text">
      <style:text-properties style:font-name-complex="Times New Roman"/>
    </style:style>
    <style:style style:name="T278" style:parent-style-name="Fonteparág.padrão" style:family="text">
      <style:text-properties style:font-name-complex="Times New Roman"/>
    </style:style>
    <style:style style:name="T279" style:parent-style-name="Fonteparág.padrão" style:family="text">
      <style:text-properties style:font-name-complex="Times New Roman" fo:font-weight="bold" style:font-weight-asian="bold" style:font-weight-complex="bold"/>
    </style:style>
    <style:style style:name="T280" style:parent-style-name="Fonteparág.padrão" style:family="text">
      <style:text-properties style:font-name-complex="Times New Roman" fo:font-weight="bold" style:font-weight-asian="bold"/>
    </style:style>
    <style:style style:name="T281" style:parent-style-name="Fonteparág.padrão" style:family="text">
      <style:text-properties style:font-name-complex="Times New Roman"/>
    </style:style>
    <style:style style:name="P282" style:parent-style-name="Standard" style:family="paragraph">
      <style:paragraph-properties fo:margin-top="0.25in" fo:line-height="100%" fo:text-indent="0in"/>
    </style:style>
    <style:style style:name="T283" style:parent-style-name="Fonteparág.padrão" style:family="text">
      <style:text-properties style:font-name-complex="Times New Roman" style:font-size-complex="12pt"/>
    </style:style>
    <style:style style:name="T284" style:parent-style-name="Fonteparág.padrão" style:family="text">
      <style:text-properties style:font-name-complex="Times New Roman" fo:font-weight="bold" style:font-weight-asian="bold" style:font-size-complex="12pt"/>
    </style:style>
    <style:style style:name="T285" style:parent-style-name="Fonteparág.padrão" style:family="text">
      <style:text-properties style:font-name-complex="Times New Roman" style:font-size-complex="12pt"/>
    </style:style>
    <style:style style:name="P286" style:parent-style-name="Standard" style:family="paragraph">
      <style:paragraph-properties fo:text-align="start" fo:line-height="100%" fo:text-indent="0in"/>
      <style:text-properties style:font-name-complex="Times New Roman"/>
    </style:style>
    <style:style style:name="P287" style:parent-style-name="Standard" style:family="paragraph">
      <style:paragraph-properties fo:text-align="start" fo:line-height="100%" fo:text-indent="0in"/>
    </style:style>
    <style:style style:name="T288" style:parent-style-name="Fonteparág.padrão" style:family="text">
      <style:text-properties style:font-name-complex="Times New Roman"/>
    </style:style>
    <style:style style:name="T289" style:parent-style-name="Fonteparág.padrão" style:family="text">
      <style:text-properties style:font-name-complex="Times New Roman" fo:font-weight="bold" style:font-weight-asian="bold"/>
    </style:style>
    <style:style style:name="T290" style:parent-style-name="Fonteparág.padrão" style:family="text">
      <style:text-properties style:font-name-complex="Times New Roman" fo:font-weight="bold" style:font-weight-asian="bold"/>
    </style:style>
    <style:style style:name="T291" style:parent-style-name="Fonteparág.padrão" style:family="text">
      <style:text-properties style:font-name-complex="Times New Roman"/>
    </style:style>
    <style:style style:name="T292" style:parent-style-name="Fonteparág.padrão" style:family="text">
      <style:text-properties style:font-name-complex="Times New Roman" style:font-size-complex="12pt" fo:background-color="#FFFFFF"/>
    </style:style>
    <style:style style:name="T293" style:parent-style-name="Internetlink" style:family="text">
      <style:text-properties style:font-name-complex="Times New Roman" style:use-window-font-color="true" style:text-underline-type="none"/>
    </style:style>
    <style:style style:name="T294" style:parent-style-name="Fonteparág.padrão" style:family="text">
      <style:text-properties style:font-name-complex="Times New Roman" fo:color="#000000" style:font-size-complex="12pt" fo:background-color="#FFFFFF"/>
    </style:style>
    <style:style style:name="P295" style:parent-style-name="Standard" style:family="paragraph">
      <style:paragraph-properties fo:text-align="start" fo:line-height="100%" fo:text-indent="0in"/>
      <style:text-properties style:font-name-complex="Times New Roman"/>
    </style:style>
    <style:style style:name="P296" style:parent-style-name="Standard" style:family="paragraph">
      <style:paragraph-properties fo:text-align="start" fo:line-height="100%" fo:text-indent="0in"/>
      <style:text-properties style:font-name-complex="Times New Roman"/>
    </style:style>
    <style:style style:name="P297" style:parent-style-name="Standard" style:family="paragraph">
      <style:paragraph-properties fo:text-align="start" fo:line-height="100%" fo:text-indent="0in"/>
    </style:style>
    <style:style style:name="T298" style:parent-style-name="Fonteparág.padrão" style:family="text">
      <style:text-properties fo:font-weight="bold" style:font-weight-asian="bold"/>
    </style:style>
    <style:style style:name="P299" style:parent-style-name="Standard" style:family="paragraph">
      <style:paragraph-properties fo:text-align="start" fo:line-height="100%" fo:text-indent="0in"/>
      <style:text-properties style:font-name-complex="Times New Roman" fo:color="#000000" style:font-size-complex="12pt" fo:background-color="#FFFFFF"/>
    </style:style>
    <style:style style:name="P300" style:parent-style-name="Standard" style:family="paragraph">
      <style:paragraph-properties fo:text-align="start" fo:line-height="100%" fo:text-indent="0in"/>
      <style:text-properties style:font-name-complex="Times New Roman" fo:color="#000000" style:font-size-complex="12pt" fo:background-color="#FFFFFF"/>
    </style:style>
    <style:style style:name="P301" style:parent-style-name="Standard" style:family="paragraph">
      <style:paragraph-properties fo:text-align="start" fo:line-height="100%" fo:text-indent="0in"/>
    </style:style>
    <style:style style:name="T302" style:parent-style-name="Fonteparág.padrão" style:family="text">
      <style:text-properties style:font-name-complex="Times New Roman" fo:color="#000000" style:font-size-complex="12pt" fo:background-color="#FFFFFF"/>
    </style:style>
    <style:style style:name="T303" style:parent-style-name="Fonteparág.padrão" style:family="text">
      <style:text-properties style:font-name-complex="Times New Roman" fo:font-weight="bold" style:font-weight-asian="bold" fo:color="#000000" style:font-size-complex="12pt" fo:background-color="#FFFFFF"/>
    </style:style>
    <style:style style:name="T304" style:parent-style-name="Fonteparág.padrão" style:family="text">
      <style:text-properties style:font-name-complex="Times New Roman" fo:font-weight="bold" style:font-weight-asian="bold" fo:color="#000000" style:font-size-complex="12pt" fo:background-color="#FFFFFF"/>
    </style:style>
    <style:style style:name="T305" style:parent-style-name="Fonteparág.padrão" style:family="text">
      <style:text-properties style:font-name-complex="Times New Roman" fo:color="#000000" style:font-size-complex="12pt" fo:background-color="#FFFFFF"/>
    </style:style>
    <style:style style:name="T306" style:parent-style-name="Ênfase" style:family="text">
      <style:text-properties style:font-name-complex="Times New Roman" fo:color="#000000" style:font-size-complex="12pt" fo:background-color="#FFFFFF"/>
    </style:style>
    <style:style style:name="T307" style:parent-style-name="Fonteparág.padrão" style:family="text">
      <style:text-properties style:font-name-complex="Times New Roman" fo:color="#000000" style:font-size-complex="12pt" fo:background-color="#FFFFFF"/>
    </style:style>
    <style:style style:name="T308" style:parent-style-name="Fonteparág.padrão" style:family="text">
      <style:text-properties style:font-name-complex="Times New Roman" style:font-size-complex="12pt" fo:background-color="#FFFFFF"/>
    </style:style>
    <style:style style:name="T309" style:parent-style-name="Fonteparág.padrão" style:family="text">
      <style:text-properties style:font-name-complex="Times New Roman" fo:color="#000000" style:font-size-complex="12pt" fo:background-color="#FFFFFF"/>
    </style:style>
    <style:style style:name="T310" style:parent-style-name="Fonteparág.padrão" style:family="text">
      <style:text-properties style:font-name-complex="Times New Roman" style:font-size-complex="12pt"/>
    </style:style>
    <style:style style:name="P311" style:parent-style-name="Standard" style:family="paragraph">
      <style:paragraph-properties fo:text-align="start" fo:line-height="100%" fo:text-indent="0in"/>
      <style:text-properties style:font-name-complex="Times New Roman" style:font-size-complex="12pt"/>
    </style:style>
    <style:style style:name="P312" style:parent-style-name="Standard" style:family="paragraph">
      <style:text-properties style:font-name-complex="Times New Roman"/>
    </style:style>
    <style:style style:name="P313" style:parent-style-name="Standard" style:family="paragraph">
      <style:paragraph-properties fo:text-align="start" fo:line-height="100%" fo:text-indent="0in"/>
    </style:style>
    <style:style style:name="T314" style:parent-style-name="Fonteparág.padrão" style:family="text">
      <style:text-properties style:font-name-complex="Times New Roman" style:font-size-complex="12pt"/>
    </style:style>
    <style:style style:name="T315" style:parent-style-name="Fonteparág.padrão" style:family="text">
      <style:text-properties style:font-name-complex="Times New Roman" fo:font-weight="bold" style:font-weight-asian="bold" style:font-size-complex="12pt"/>
    </style:style>
    <style:style style:name="T316" style:parent-style-name="Fonteparág.padrão" style:family="text">
      <style:text-properties style:font-name-complex="Times New Roman" style:font-size-complex="12pt"/>
    </style:style>
    <style:style style:name="P317" style:parent-style-name="Standard" style:family="paragraph">
      <style:paragraph-properties fo:text-align="start" fo:line-height="100%" fo:text-indent="0in"/>
      <style:text-properties style:font-name-complex="Times New Roman"/>
    </style:style>
    <style:style style:name="P318" style:parent-style-name="Standard" style:family="paragraph">
      <style:paragraph-properties fo:text-align="start"/>
      <style:text-properties style:font-name-complex="Times New Roman"/>
    </style:style>
    <style:style style:name="P319" style:parent-style-name="Standard" style:family="paragraph">
      <style:paragraph-properties fo:text-align="start" fo:line-height="100%" fo:text-indent="0in"/>
    </style:style>
    <style:style style:name="T320" style:parent-style-name="Fonteparág.padrão" style:family="text">
      <style:text-properties style:font-name-complex="Times New Roman"/>
    </style:style>
    <style:style style:name="T321" style:parent-style-name="Fonteparág.padrão" style:family="text">
      <style:text-properties style:font-name-complex="Times New Roman" fo:font-weight="bold" style:font-weight-asian="bold"/>
    </style:style>
    <style:style style:name="T322" style:parent-style-name="Fonteparág.padrão" style:family="text">
      <style:text-properties style:font-name-complex="Times New Roman"/>
    </style:style>
    <style:style style:name="T323" style:parent-style-name="Fonteparág.padrão" style:family="text">
      <style:text-properties style:font-name-complex="Times New Roman" fo:font-weight="bold" style:font-weight-asian="bold"/>
    </style:style>
    <style:style style:name="P324" style:parent-style-name="Standard" style:family="paragraph">
      <style:paragraph-properties fo:text-align="start" fo:line-height="100%" fo:text-indent="0in"/>
    </style:style>
    <style:style style:name="T325" style:parent-style-name="Fonteparág.padrão" style:family="text">
      <style:text-properties style:font-name-complex="Times New Roman"/>
    </style:style>
    <style:style style:name="P326" style:parent-style-name="Standard" style:family="paragraph">
      <style:paragraph-properties fo:text-align="start" fo:line-height="100%" fo:text-indent="0in"/>
      <style:text-properties style:font-name-complex="Times New Roman"/>
    </style:style>
    <style:style style:name="P327" style:parent-style-name="Standard" style:family="paragraph">
      <style:paragraph-properties fo:text-align="start" fo:line-height="100%" fo:text-indent="0in"/>
      <style:text-properties style:font-name-complex="Times New Roman"/>
    </style:style>
    <style:style style:name="P328" style:parent-style-name="Standard" style:family="paragraph">
      <style:paragraph-properties fo:text-align="start" fo:line-height="100%" fo:text-indent="0in">
        <style:tab-stops>
          <style:tab-stop style:type="left" style:position="0.4013in"/>
          <style:tab-stop style:type="left" style:position="0.9013in"/>
          <style:tab-stop style:type="left" style:position="1.4013in"/>
          <style:tab-stop style:type="left" style:position="1.9013in"/>
          <style:tab-stop style:type="left" style:position="2.4013in"/>
          <style:tab-stop style:type="left" style:position="2.9013in"/>
          <style:tab-stop style:type="left" style:position="3.4013in"/>
          <style:tab-stop style:type="left" style:position="3.9013in"/>
          <style:tab-stop style:type="left" style:position="4.4013in"/>
          <style:tab-stop style:type="left" style:position="4.9166in"/>
          <style:tab-stop style:type="left" style:position="5.4083in"/>
          <style:tab-stop style:type="left" style:position="5.9in"/>
        </style:tab-stops>
      </style:paragraph-properties>
    </style:style>
    <style:style style:name="T329" style:parent-style-name="Fonteparág.padrão" style:family="text">
      <style:text-properties style:font-name-complex="Times New Roman" fo:language="pt" fo:country="PT"/>
    </style:style>
    <style:style style:name="T330" style:parent-style-name="Fonteparág.padrão" style:family="text">
      <style:text-properties style:font-name-complex="Times New Roman" fo:language="pt" fo:country="PT"/>
    </style:style>
    <style:style style:name="T331" style:parent-style-name="Fonteparág.padrão" style:family="text">
      <style:text-properties style:font-name-complex="Times New Roman" fo:font-weight="bold" style:font-weight-asian="bold" fo:language="pt" fo:country="PT"/>
    </style:style>
    <style:style style:name="T332" style:parent-style-name="Fonteparág.padrão" style:family="text">
      <style:text-properties style:font-name-complex="Times New Roman" fo:language="pt" fo:country="PT"/>
    </style:style>
    <style:style style:name="P333" style:parent-style-name="Standard" style:family="paragraph">
      <style:paragraph-properties>
        <style:tab-stops>
          <style:tab-stop style:type="left" style:position="2.627in"/>
        </style:tab-stops>
      </style:paragraph-properties>
    </style:style>
  </office:automatic-styles>
  <office:body>
    <office:text text:use-soft-page-breaks="true">
      <text:p text:style-name="P1"><text:span text:style-name="T6">INCLUSÃO DE ALUNOS COM DEFICIÊNCIA VISUAL NAS SALAS DA EJA ENSINO MÉDIO: PERCEPÇÕES A PARTIR DE OBSERVAÇÕES REALIZADAS</text:span></text:p>
      <text:p text:style-name="P7"><text:span text:style-name="T8">Cícera Maria Mamede Santos</text:span></text:p>
      <text:p text:style-name="P9"><text:span text:style-name="T10">Pedagoga. Universidade Federal do<text:s/></text:span><text:span text:style-name="T11">Cariri – UFCA. E-mail:<text:s/></text:span><text:a xlink:href="mailto:cicera.mamede@ufca.edu.br" office:target-frame-name="_top" xlink:show="replace"><text:span text:style-name="T12">cicera.mamede@ufca.edu.br</text:span></text:a></text:p>
      <text:p text:style-name="P13"><text:span text:style-name="T14"><text:s/>Ana Carmita B. Souza. Docente.</text:span></text:p>
      <text:p text:style-name="P15"><text:span text:style-name="T16">Universidade Federal do Cariri (UFCA), e-mail: ana-carmita.souza@ufca.edu.br</text:span></text:p>
      <text:p text:style-name="P17"><text:span text:style-name="T18">Wagner Pires da Silva.</text:span></text:p>
      <text:p text:style-name="P19"><text:span text:style-name="T20">Administrador. Universi</text:span><text:span text:style-name="T21">dade Federal do Cariri (UFCA), e-mail:<text:s/></text:span><text:a xlink:href="mailto:wagner.pires@ufca.edu.br" office:target-frame-name="_top" xlink:show="replace"><text:span text:style-name="T22">wagner.pires@ufca.edu.br</text:span></text:a></text:p>
      <text:p text:style-name="P23"><text:span text:style-name="T24">Jardel Pereira da Silva.</text:span></text:p>
      <text:p text:style-name="P25"><text:span text:style-name="T26">Servidor Docente, lotado na Secretaria de Educação do Ceará (SEDUC). E-mail: jardel.pereira@ufca.edu.br</text:span></text:p>
      <text:p text:style-name="P27"/>
      <text:p text:style-name="P28"/>
      <text:p text:style-name="P29"><text:span text:style-name="T30">RESUMO</text:span><text:span text:style-name="T31">:<text:s/></text:span><text:span text:style-name="T32">est</text:span><text:span text:style-name="T33">e trabalho fundamenta-se na discussão de uma educação inclusiva, com enfoques referentes à inclusão de jovens e adultos, com deficiência visual, matriculados nas salas da EJA, de uma escola pertencente à rede pública estadual, da cidade de Juazeiro do Nort</text:span><text:span text:style-name="T34">e. É necessário mencionar, que a integração, na escola de ensino regular de alunos com necessidades especiais é uma grande conquista. Haja vista, estarmos inseridos numa sociedade onde a diversidade cultural é bastante ampla. Entretanto, temos consciência<text:s/></text:span><text:span text:style-name="T35">das dificuldades encontradas para o acesso e permanência destes alunos no espaço escolar. <text:s/>Este Artigo tem por objetivo apresentar alguns conceitos referentes aos processos e problemas para uma educação inclusiva e de qualidade, além de</text:span><text:span text:style-name="T36"><text:s/></text:span><text:span text:style-name="T37">identificar através</text:span><text:span text:style-name="T38"><text:s/>de observação in loco, quais ações são <text:s/>realizadas para proporcionar integração e participação <text:s/>dos alunos com</text:span><text:span text:style-name="T39"><text:s/></text:span><text:span text:style-name="T40">necessidades especiais na EJA.<text:s/></text:span><text:span text:style-name="T41">As ações educativas, propostas através de pesquisa bibliográfica e as percepções registradas através das observaç</text:span><text:span text:style-name="T42">ões realizadas apontam para uma aprendizagem onde a interação com o outro e com o objeto direto do conhecimento torna-se imprescindível, não só para os alunos videntes, mas também e, necessariamente, para os alunos sem o sentido da visão</text:span><text:span text:style-name="T43">.</text:span></text:p>
      <text:p text:style-name="P44"><text:span text:style-name="T45">Palavras-chave</text:span><text:span text:style-name="T46">: I</text:span><text:span text:style-name="T47">ntegração. Inclusão. EJA</text:span><text:span text:style-name="T48">.</text:span></text:p>
      <text:p text:style-name="P49"/>
      <text:p text:style-name="P50"><text:span text:style-name="T51">1 INTRODUÇÃO</text:span></text:p>
      <text:p text:style-name="P52"/>
      <text:p text:style-name="P53"><text:span text:style-name="T54">O presente trabalho aborda a temática da inclusão de alunos com deficiência visual em classes da EJA, nos anos finais do Ensino Fundamental. Sua elaboração se deu a partir de uma p</text:span><text:span text:style-name="T55">esquisa realizada no ano de<text:s/></text:span><text:span text:style-name="T56">2010</text:span><text:span text:style-name="T57">,</text:span><text:span text:style-name="T58"><text:s/></text:span><text:span text:style-name="T59">na Escola José B</text:span><text:span text:style-name="T60">ezerra, em Juazeiro do Norte, CE</text:span><text:span text:style-name="T61">, como atividade da<text:s/></text:span><text:span text:style-name="T62">disciplina de Inclusão Social e Diversidade Cu</text:span><text:span text:style-name="T63">ltural: o contexto só</text:span><text:span text:style-name="T64">cio</text:span><text:span text:style-name="T65">-</text:span><text:span text:style-name="T66">histórico na produção da vulnerabilidade</text:span><text:span text:style-name="T67">, na especialização em Educação<text:s/></text:span><text:span text:style-name="T68">Profissional Integrada à Educação Básica na Modalidade de Educação de Jovens e Adultos</text:span><text:span text:style-name="T69">.</text:span><text:span text:style-name="T70"><text:s/>Decorridos 8 (oito) anos destas observações realizadas, trouxemos este estudo, por percebermos quão incipiente é esta temática e retratá-la é uma necessidade.</text:span></text:p>
      <text:soft-page-break/>
      <text:p text:style-name="Standard"><text:span text:style-name="T71">O ser humano nasceu para aprender, para descobrir e apropriar-se de muitos saberes, desde o mais simples até o mais compl</text:span><text:span text:style-name="T72">exo, e esses conhecimentos vão lhe garantir a sobrevivência e a integração na sociedade como ser participativo, crítico e criativo. Existe a necessidade de entender como vem ocorrendo <text:s/>o processo no ensino com pessoas com deficiência visual nas salas da Ed</text:span><text:span text:style-name="T73">ucação de Jovens e Adultos – EJA, em Juazeiro do Norte</text:span><text:span text:style-name="T74">,<text:s/></text:span>uma vez que este município do Cariri cearense necessita<text:span text:style-name="T75"><text:s/>de maiores ações do poder público pode fornecer elementos<text:s/></text:span>que permitam a ampliação de<text:span text:style-name="T76"><text:s/>p</text:span>olíticas públicas de inclusão nesta região e em outros locais que apresentam<text:span text:style-name="T77"><text:s/>características similares.</text:span></text:p>
      <text:p text:style-name="P78"><text:span text:style-name="T79"><text:tab/>O objetivo deste artigo é refletir sobre as ações pedagógicas que professores utilizam para proporcionar a aprendizagem dos alunos com</text:span><text:span text:style-name="T80"><text:s/></text:span><text:span text:style-name="T81">necessidades especiais na EJA, considerando inclusive a socialização e a<text:s/></text:span><text:span text:style-name="T82">integração destes.<text:s/></text:span>E<text:span text:style-name="T83">sta pesquisa consiste em um estudo de caso, que ocorreu por meio de observação, delimitando a temática a partir da realidade observada. Como considera Silveira (2003), o ato de observar é de fundamental importância para o trabalho de ca</text:span><text:span text:style-name="T84">mpo do pesquisador. Segundo o autor supracitado, é no momento da pesquisa de campo que o pesquisador ganha a con</text:span>fiança do grupo; adquire uma ide<text:span text:style-name="T85">ia geral da complexidade do objeto investigado, bem como do campo de estudo; e observa as questões que julga cen</text:span><text:span text:style-name="T86">tral para o trabalho.</text:span></text:p>
      <text:p text:style-name="P87"><text:span text:style-name="T88"><text:tab/>No</text:span><text:span text:style-name="T89"><text:s/>decorrer deste Artigo discorremos sobre a Educação Especial com enfoque na EJA, dialogamos com pesquisadores que trazem à tona questões como inclusão e oportunidades de aprendizagem e crescimento com as diferenças, além de nos reportarmos sobre a importância do Projeto Político Pedagógico enquanto instrumento norteador de ações educativas numa perspectiva inclusiva.</text:span></text:p>
      <text:p text:style-name="P90"/>
      <text:p text:style-name="P91">2<text:s/>EJA E EDUCAÇÃO ESPECIAL</text:p>
      <text:p text:style-name="P92"/>
      <text:p text:style-name="Textbody"><text:span text:style-name="T93"><text:tab/></text:span>Estudos realizados com temas acerca da<text:span text:style-name="T94"><text:s/>trajetória escolar dos estudantes com deficiência na EJA são pouco discutidos no Brasil,<text:s/></text:span><text:span text:style-name="T95">o que justifica a necessidade de realizá-los, uma vez que, a EJA apresenta-se como possibilidade educativa para as pessoas que historicamente foram marginalizadas da escola regular. A<text:s/></text:span><text:span text:style-name="T96">escassez</text:span><text:span text:style-name="T97"><text:s/>de pesquisas indica, de certa forma, que a realidade está velad</text:span><text:span text:style-name="T98">a, refletindo o quadro de exclusão educacional e a fragilidade de políticas públicas que possam proporcionar o acesso, permanência desses alunos na Educação Básica. (MOREIRA e CARVALHO, 2014).</text:span></text:p>
      <text:soft-page-break/>
      <text:p text:style-name="P99">A educação inclusiva diz respeito àqueles grupos que ao longo dos tempos têm sido excluídos das oportunidades sociais, incluindo as educacionais. Tais são compostos por crianças, adolescentes e adultos que vivem em situação de risco social, pertencentes a minorias étnicas, ou com algum tipo de necessidade educacional<text:s/>especial ou deficiência. Estes últimos são sempre os mais marginalizados, tanto em ambientes escolares quanto nas relações sociais cotidianas. De acordo com Fernandes (1999, p.5),</text:p>
      <text:p text:style-name="P100"/>
      <text:p text:style-name="P101"><text:span text:style-name="T102">Um dos princípios fundamentais das escolas inclusivas é de que todos os al</text:span><text:span text:style-name="T103">unos possam aprender juntos, devendo se adaptar aos diferentes estilos de aprendizagem, necessitando de currículos adequados e de estratégias pedagógicas de cooperação entre as comunidades. O pacto pela “Educação para Todos” é assegurado nas publicações e<text:s/></text:span><text:span text:style-name="T104">nas recomendações dos documentos do Ministério da Educação (SEESP, MEC, 1994); possuindo como um dos fundamentos axiológicos o princípio sociológico da interdependência que, devido à dimensão das questões acerca de deficiências, condutas típicas e altas ha</text:span><text:span text:style-name="T105">bilidades, há necessidade de intercâmbio nas áreas sócio-médico-psicológicas, valorizando as parcerias entre educação, saúde, ação social e trabalho.</text:span></text:p>
      <text:p text:style-name="P106"/>
      <text:p text:style-name="P107">A educação inclusiva possibilita que as pessoas com deficiência, ao conviverem com seus pares, possam se<text:s/>preparar para a vida em comunidade. A sociedade ao conviver com os deficientes aprende a promover o valor social da igualdade, combatendo a discriminação e o preconceito (STAINBACK; STAINBACK, 1999, p.27). A perspectiva da inclusão parte do princípio de que há diversidade dentro dos diferentes espaços de convivência social. Entendemos que cada estudante traz para o convívio escolar os valores e referências construídos no seu contexto familiar e social. E assim a escola vai se tornando um espaço rico em diversidades de valores, crenças, culturas, etc., que contribuirá para o enriquecimento do processo de ensino-aprendizagem. Segundo Ló (2010, p. 121),</text:p>
      <text:p text:style-name="P108"/>
      <text:p text:style-name="P109"><text:span text:style-name="T110">A ideia de educação inclusiva vai além da integração de alunos com necessidades educacionais especiais; ela</text:span><text:span text:style-name="T111"><text:s/>realça o papel da integração da totalidade dos alunos independentemente de suas dificuldades e limitações. Com esse enfoque, a educação inclusiva contribui para que a gama de diferenças não origine desigualdades educacionais e que essas não se transformem</text:span><text:span text:style-name="T112"><text:s/>em desigualdades sociais.</text:span></text:p>
      <text:p text:style-name="P113"/>
      <text:p text:style-name="P114">A prática educacional deve estar voltada ao reconhecimento, aceitação e valorização das diferentes formas de aprender e interagir dos alunos, respeitando suas diversidades culturais e aprendendo a lidar com elas. Pensar na inclusão escolar de alunos com necessidades educacionais especiais supõe pensar numa escola com<text:s/><text:soft-page-break/>estruturas flexíveis que permitam modificações que contemplem a opção para o atendimento à diversidade.</text:p>
      <text:p text:style-name="P115"/>
      <text:p text:style-name="P116"><text:span text:style-name="T117">A inclusão escolar, enquanto paradigma educacional tem como</text:span><text:span text:style-name="T118"><text:s/>objetivo a construção de uma escola acolhedora, onde não existam critérios ou exigências de natureza alguma, nem mecanismos de seleção ou discriminação para o acesso e a permanência com sucesso de todos os alunos. Este paradigma requer um processo de ress</text:span><text:span text:style-name="T119">ignificação de concepções e práticas, no qual os educadores passem a compreender a diferença humana em sua complexidade, não mais com um caráter fixo e um lugar: preponderantemente no outro, mas entendendo que as diferenças estão sendo constantemente feita</text:span><text:span text:style-name="T120">s e refeitas e estão em todos e em cada um. Ao mesmo tempo, contribui para transformar a realidade histórica de segregação escolar e social das pessoas com deficiência, tornando efetivo o direito de todos à educa</text:span><text:span text:style-name="T121">ção. (BRASIL, 2006, p. 15).</text:span></text:p>
      <text:p text:style-name="P122"/>
      <text:p text:style-name="P123">Este novo paradigma educacional deverá suscitar significativas mudanças na escola e no sistema, que regidos pela lógica da homogeneidade, preconiza que os alunos devem adaptar-se às suas exigências. Em contraposição a esta lógica surge a da heterogeneidade, que aceita e<text:s/>reconhece as diferenças individuais, e rompe as barreiras da exclusão, provocando o surgimento de uma pedagogia diferenciada, atenta à diversidade, introduzindo na escola o respeito à diferença.</text:p>
      <text:p text:style-name="P124">Neste contexto, as adaptações curriculares constituem-se como<text:s/>ferramentas utilizadas pelos professores ou pelo sistema educacional, que contribuem para a inclusão escolar. São respostas educacionais que favorecem ao aprendizado de todos os alunos, inclusive daqueles que apresentam necessidades educativas especiais.<text:s/>Elas irão revelar quais estratégias diferentes das usuais, são necessárias para permitir que todos os alunos participem das oportunidades oferecidas pela escola. Pensando nisso é que Ló (2010, p. 125), ressalta:</text:p>
      <text:p text:style-name="P125"/>
      <text:p text:style-name="P126"><text:span text:style-name="T127">Atentar para o personalizado é dar<text:s/></text:span><text:span text:style-name="T128">respostas à diversidade, adotando muitas vezes uma série diferenciada de adaptações e apoios curriculares para que todos os alunos tenham as mesmas oportunidades de êxito. Fator essencial para que isso seja real é respeitar as características dos alunos qu</text:span><text:span text:style-name="T129">anto ao seu ritmo, estilo e “jeito” peculiar de aprender. Compreender o que fazer, por que e para que ajudará o aluno a conferir um significado pessoal à aprendizagem e se reconhecer como aprendiz. A autoestima e o desenvolvimento emocional são fatores ess</text:span><text:span text:style-name="T130">enciais na aprendizagem.</text:span></text:p>
      <text:p text:style-name="P131"/>
      <text:p text:style-name="P132"/>
      <text:p text:style-name="Textbody"><text:tab/><text:span text:style-name="T133">O Ministério da Educação (MEC), por intermédio da Secretaria de Educação Especial (SEESP), tem procurado promover ajustes no sistema educacional com o objetivo de favorecer o acolhimento de todos. Através da publicação “Projeto Escola Viva – Garantindo o acesso e a permanência de todos os alunos na escola”, apresenta as<text:s/></text:span><text:soft-page-break/><text:span text:style-name="T134">adaptações curriculares como instrumentos para a construção de e</text:span><text:span text:style-name="T135">scolas inclusivas</text:span><text:span text:style-name="T136">.</text:span><text:span text:style-name="T137"><text:s/>Note-se que estamos tratando de politicas educacionais que ocorriam no ano de 2010. Atualmente o MEC realiza ações com foco na inclusão, através da</text:span><text:s/>S<text:span text:style-name="T138">ecretaria de Educação Continuada, Alfabetização, Diversidade e<text:s/></text:span><text:span text:style-name="T139">Inclusão<text:s/></text:span><text:span text:style-name="T140">(SECADI/MEC)</text:span><text:span text:style-name="T141"><text:s/></text:span><text:span text:style-name="T142">procura</text:span><text:span text:style-name="T143"><text:s/></text:span>promover ajustes no sistema educacional com o objetivo de<text:s/>favorecer o acolhimento <text:s/>através da<text:s/><text:span text:style-name="T144">Diretoria de Políticas de Educação Especial – DPEE</text:span>, a qual desenvolve Programas e Ações como, por exemplo: Programa Escola Acessível; Transporte Escolar Acessível; Salas de Recursos Multifuncionais; Formação Continuada de Professores na Educação Especial; BPC na Escola; Acessibilidade à Educação Superior; Livro Acessível; Centro de Formação e Recursos (CAP, CAS e NAAHS), Comissão Brasileira<text:s/>do Braille e Principais Indicadores da Educação de Pessoas com Deficiência (BRASIL, 2018). <text:s/>Diante da realidade vivenciada em nosso cotidiano escolar, estes programas ainda são insuficientes diante das urgências e necessidades de maiores apoios pedagógicos, didáticos e principalmente financeiros, para que os alunos (as), que apresentam algum tipo de deficiência tenham maiores oportunidades de aprendizagem, quiçá os que encontram-se matriculados na EJA.</text:p>
      <text:p text:style-name="P145">Para que a inclusão aconteça de forma expressiva, realista e com viés colaborativo, possibilitando a interação, é necessário que aconteçam adaptações, como por exemplo, criação de condições ambientais e materiais para o aluno (mobiliário e material didático-pedagógico especifico; garantia de acesso aos ambientes, etc.). As adaptações curriculares de pequeno porte são implementadas pelo professor. Podem acontecer através de várias áreas e momentos da atuação docente: na promoção do acesso ao currículo, nos objetivos de ensino, no conteúdo a ser ensinado, no método de ensino, no processo de avaliação ou na temporalidade.</text:p>
      <text:p text:style-name="P146"/>
      <text:p text:style-name="Textbody"><text:span text:style-name="T147">3</text:span><text:span text:style-name="T148"><text:s/></text:span><text:span text:style-name="T149">O PROJETO PEDAGÓGICO DE UMA ESCOLA INCLUSIVA</text:span></text:p>
      <text:p text:style-name="P150"/>
      <text:p text:style-name="P151"><text:span text:style-name="T152">Ao gestor, diante da dinâmica e amplitude de fatores inerentes ao seu cargo, fica a responsabilidade de administrar conforme parâmetros voltados</text:span><text:span text:style-name="T153"><text:s/>para o estímulo profissional e visão global. Nesse processo conta-se com a liderança, como possibilidade de harmonização e direcionamento participativos, como gerenciamento dos recursos e competência funcional para que os alunos e a equipe educacional se<text:s/></text:span><text:span text:style-name="T154">superem perante as contradições da sociedade e do mundo.</text:span></text:p>
      <text:p text:style-name="P155"><text:span text:style-name="T156">A gestão democrática numa escola inclusiva tem no planejamento a<text:s/></text:span><text:soft-page-break/><text:span text:style-name="T157">oportunidade de criar um processo participativo amplo, mediante uma articulação conjunta entre os vários setores envolvidos. Segundo G</text:span><text:span text:style-name="T158">adotti (2000, p. 4) “A gestão democrática é, portando, atitude e método. A atitude democrática é necessária, mas não é suficiente. Precisamos de</text:span><text:span text:style-name="T159"><text:s/></text:span><text:span text:style-name="T160">métodos democráticos e exercícios de democracia. Ela também é um aprendizado, demanda tempo, atenção e trabalho</text:span><text:span text:style-name="T161">”. <text:s/>O dirigente deve estar em contínuo processo de formação assim como toda a equipe escolar, para assim aprender a lidar com as diferenças, com as novidades e mudanças do ensino, de forma a proporcionar um ambiente acolhedor e integrador. Dessa forma, o r</text:span><text:span text:style-name="T162">espeito ao papel de cada indivíduo dentro da instituição prevalecerá e as diferenças são percebidas como oportunidade de crescimento grupal, seja na relação núcleo gestor – professores – alunos e comunidade em geral, sejam nas relações estabelecidas entre<text:s/></text:span><text:span text:style-name="T163">os alunos.</text:span></text:p>
      <text:p text:style-name="P164"><text:span text:style-name="T165">No espaço escolar, as diferenças sociais, culturais, econômicas e políticas borbulham como em poucas instituições públicas. Por isso, a implantação de um projeto pedagógico que leva em consideração a inclusão requer consciência, paciência, sabe</text:span><text:span text:style-name="T166">doria e reflexão na tomada de decisões. Segundo</text:span><text:span text:style-name="T167"><text:s/></text:span><text:span text:style-name="T168">Capellini,<text:s/></text:span><text:span text:style-name="T169">Carneiro,<text:s/></text:span><text:span text:style-name="T170">e Zanata, (2010, p. 172), “a elaboração e a execução de um Projeto Político Pedagógico verdadeiramente inclusivo dependem do estabeleci</text:span><text:span text:style-name="T171">mento de ações colaborativas, não só no aspecto infor</text:span><text:span text:style-name="T172">mal, mas também nas ações que devem ser formalizadas”.</text:span></text:p>
      <text:p text:style-name="P173"><text:span text:style-name="T174">Ensinar e aprender é criar possibilidades para que o educando através de orientações que estão à sua disposição na sociedade possam assimilá-las e fazer bom uso na sociedade. Se o gestor como educador</text:span><text:span text:style-name="T175"><text:s/>abrir mão do seu papel fundamental de “norteador” da aprendizagem dos alunos, deverá ser responsabilizado ao que acontecer a eles ao tentarem escolher por si só o seu caminho. Ensinar e aprender, então, não é apenas mostrar os caminhos, mas também orienta</text:span><text:span text:style-name="T176">r o aluno para que desenvolva um olhar crítico. Então, o gestor como direcionador de cidadãos para exercer o seu papel de cidadania deve demonstrar que o conhecimento tem que ser visto em função das possibilidades que oferece o conhecimento da realidade e<text:s/></text:span><text:span text:style-name="T177">não pelo seu valor intrínseco, ou seja, o conhecimento possa ter valor instrumental de descobertas e de novos caminhos.</text:span></text:p>
      <text:p text:style-name="P178"/>
      <text:p text:style-name="P179"/>
      <text:p text:style-name="P180"/>
      <text:p text:style-name="P181"/>
      <text:soft-page-break/>
      <text:p text:style-name="P182"><text:span text:style-name="T183">4 OBSERVAÇÕES REALIZADAS</text:span></text:p>
      <text:p text:style-name="P184"/>
      <text:p text:style-name="Standard"><text:span text:style-name="T185">A Educação de Jovens e Adultos vêm buscando, em seu percurso histórico, sua afirmação no contexto educaciona</text:span><text:span text:style-name="T186">l. Quando se trata de educação, o Brasil passou por vários períodos, sendo importante destacar o período colonial, quando o ensino destinado aos adultos era reduzido à catequese e/ou ao aprendizado de técnicas rudimentares para agricultura. Ou seja, a excl</text:span><text:span text:style-name="T187">usão social e portanto educacional, era quase que completa. Com o avanço da comercialização da cana-de-açúcar, a escravidão dos negros traficados da África, deixou marcas indeléveis na nossa história, que estão presentes ainda hoje. E se não cuidarmos, com</text:span><text:span text:style-name="T188"><text:s/>luta, ficarão sem fim.</text:span></text:p>
      <text:p text:style-name="Standard"><text:span text:style-name="T189">A partir das observações realizadas na escola supracitada de ensino médio, percebemos que a proposta da Andragogia</text:span><text:span text:style-name="T190"><text:note text:note-class="footnote" text:id="_ftn0"><text:note-citation>1</text:note-citation><text:note-body><text:p text:style-name="P191"><text:span text:style-name="T192"><text:s/></text:span><text:span text:style-name="T193">Andragogia</text:span><text:span text:style-name="T194"><text:s/>é a<text:s/></text:span><text:a xlink:href="http://pt.wikipedia.org/wiki/Arte" office:target-frame-name="_top" xlink:show="replace"><text:span text:style-name="T195">arte</text:span></text:a><text:span text:style-name="T196"><text:s/>ou<text:s/></text:span><text:a xlink:href="http://pt.wikipedia.org/wiki/Ciência" office:target-frame-name="_top" xlink:show="replace"><text:span text:style-name="T197">ciência</text:span></text:a><text:span text:style-name="T198"><text:s/>de orientar<text:s/></text:span><text:a xlink:href="http://pt.wikipedia.org/wiki/Adulto" office:target-frame-name="_top" xlink:show="replace"><text:span text:style-name="T199">adultos</text:span></text:a><text:span text:style-name="T200"><text:s/>a aprender, segunda a definição creditada a<text:s/></text:span><text:a xlink:href="http://pt.wikipedia.org/w/index.php?title=Malcolm_Knowles&amp;action=edit&amp;redlink=1" office:target-frame-name="_top" xlink:show="replace"><text:span text:style-name="T201">Malcolm Knowles</text:span></text:a><text:span text:style-name="T202">, na<text:s/></text:span><text:a xlink:href="http://pt.wikipedia.org/wiki/Década_de_1970" office:target-frame-name="_top" xlink:show="replace"><text:span text:style-name="T203">década de 1970</text:span></text:a><text:span text:style-name="T204">. O<text:s/></text:span><text:a xlink:href="http://pt.wikipedia.org/wiki/Termo" office:target-frame-name="_top" xlink:show="replace"><text:span text:style-name="T205">termo</text:span></text:a><text:span text:style-name="T206"><text:s/>remete a um<text:s/></text:span><text:a xlink:href="http://pt.wikipedia.org/wiki/Conceito" office:target-frame-name="_top" xlink:show="replace"><text:span text:style-name="T207">conceito</text:span></text:a><text:span text:style-name="T208"><text:s/>de<text:s/></text:span><text:a xlink:href="http://pt.wikipedia.org/wiki/Educação" office:target-frame-name="_top" xlink:show="replace"><text:span text:style-name="T209">educação</text:span></text:a><text:span text:style-name="T210"><text:s/>voltada para o adulto, em contraposição à<text:s/></text:span><text:a xlink:href="http://pt.wikipedia.org/wiki/Pedagogia" office:target-frame-name="_top" xlink:show="replace"><text:span text:style-name="T211">pedagogia</text:span></text:a><text:span text:style-name="T212">, que se refere à educação de<text:s/></text:span><text:a xlink:href="http://pt.wikipedia.org/wiki/Criança" office:target-frame-name="_top" xlink:show="replace"><text:span text:style-name="T213">crianças</text:span></text:a><text:span text:style-name="T214"><text:s/>(do grego<text:s/></text:span><text:span text:style-name="T215">paidós</text:span><text:span text:style-name="T216">, criança).</text:span></text:p><text:p text:style-name="P217"/></text:note-body></text:note></text:span><text:span text:style-name="T218">, faz-se presente na sala de aula. Muito embora os professores observados em suas atuações pedagóg</text:span><text:span text:style-name="T219">icas não tenham participado de formações em serviço, com especial atenção para os alunos que apresentam deficiência visual, é possível perceber que o fazer pedagógico é bastante coerente com o que defende-se na legislação. Tratam os alunos (as) que apresen</text:span><text:span text:style-name="T220">tam deficiência visual com respeito, afeto, atividades “desafiadoras” e estimulantes. Parece <text:s/>que aprenderam na prática a teoria andragógica, através da tão comum sensibilidade e empatia. O que coincide com outro fator positivo observado entre os profissio</text:span><text:span text:style-name="T221">nais daquela instituição: <text:s/>acreditar na capacidade de aprendizado dos educandos. Embora tenham estudantes portadores de necessidades especiais, os professores não os tratam como “pessoas incapazes”. <text:s/>Pelo contrário.</text:span></text:p>
      <text:p text:style-name="Standard"><text:span text:style-name="T222">Os dias que foram realizados, as observ</text:span><text:span text:style-name="T223">ações, não ficam marcados em calendário, são apenas mencionados como dias em que durante dois meses seriam realizadas visitas às salas da EJA com alunos incluídos, o que diminui qualquer “preparação” para a visita. Nesses dias as dinâmicas, conversas infor</text:span><text:span text:style-name="T224">mais, jogos, seminários, foram utilizados com frequência. Dessa forma, busca-se sem dúvida trabalhar a autoestima, desenvolver as potencialidades. Encontrando alternativas para<text:s/></text:span><text:soft-page-break/><text:span text:style-name="T225">que as deficiências apresentadas sejam encaradas com a naturalidade e aceitação</text:span><text:span text:style-name="T226"><text:s/>necessárias, tanto por parte dos próprios educando, quanto por parte da sociedade.</text:span></text:p>
      <text:p text:style-name="Standard"><text:span text:style-name="T227">A alteridade faz-se presente quando conseguimos reconhecer a importância do outro, em suas várias dimensões, procurando superar as limitações, sejam quais forem: cegueira,</text:span><text:span text:style-name="T228"><text:s/>surdez, deficiência mental, etc. Pois a inclusão está presente na aceitação da diversidade, para o crescimento humano e construção da cidadania.</text:span></text:p>
      <text:p text:style-name="P229"/>
      <text:p text:style-name="P230"><text:span text:style-name="T231">4 CONSIDERAÇÕES FINAIS</text:span></text:p>
      <text:p text:style-name="P232"/>
      <text:p text:style-name="P233"><text:span text:style-name="T234">O estudo demonstra que a inclusão está sendo construída e aceita na instituição onde</text:span><text:span text:style-name="T235"><text:s/>ocorreu a pesquisa de campo. As portas são/estão abertas para todos, independente das limitações que apresentem, pois os alunos são vistos, não pelas suas limitações, mas como sujeitos históricos, que agem, pensam e constroem, apesar de suas limitações.</text:span></text:p>
      <text:p text:style-name="P236"><text:span text:style-name="T237">P</text:span><text:span text:style-name="T238">erceptivelmente, os professores, diante da postura dos gestores, encorajam a escola para o “novo”, <text:s/>e procuram fundamentar-se para a melhoria do seu próprio trabalho escolar; buscando um entendimento maior sobre a inclusão, seja interagindo com os outros p</text:span><text:span text:style-name="T239">rofessores, através das descobertas pessoais, seja por meios externos, como revistas, cursos...</text:span></text:p>
      <text:p text:style-name="P240"><text:span text:style-name="T241">Embora os obstáculos existam e se façam presentes no dia-a-dia, estes não anulam a iniciativa de estar sempre em busca. São esses mesmos obstáculos que estimula</text:span><text:span text:style-name="T242">m um maior esforço em procurar conhecimentos relacionados à deficiência e à educação inclusiva, com o intuito de melhorar o próprio desempenho, o da escola e o do aluno. A preocupação com a aprendizagem de uns e a não-aprendizagem de outros, causa inquieta</text:span><text:span text:style-name="T243">ções e motivos para investigar o possível progresso da prática pedagógica.</text:span></text:p>
      <text:p text:style-name="P244">É fascinante o funcionamento dos sentidos: tato, audição, paladar, olfato tão pouco explorados por nós, videntes. E quão ricas são as possibilidades de conhecimento de mundo, das coisas que nos cercam através deles, especialmente para as pessoas sem o sentido da visão.</text:p>
      <text:p text:style-name="P245">Pensamos que o fato dos professores terem o conhecimento do funcionamento desses sentidos em muito facilitará a mudança de postura frente à deficiência visual e, por conseguinte, a sua percepção diante das possibilidades de aprendizagem do aluno cego ou com visão reduzida. Chegando, assim, ao ideal tão esperado por Vygotsky (1993) que, um dia, a ideia de deficiência terminasse e que as pessoas com surdez e<text:s/><text:soft-page-break/>cegueira, passassem a ser consideradas, apenas, como surdas e cegas, pessoas em potencial e, não, deficientes.</text:p>
      <text:p text:style-name="P246">Todas as ações educativas, sugeridas pelos autores pesquisados e professores que fizeram parte da pesquisa, apontam para uma aprendizagem onde a interação com<text:s/>o outro e com o objeto direto do conhecimento torna-se imprescindível, não só para os alunos videntes, mas também e, necessariamente, para os alunos sem o sentido da visão<text:span text:style-name="T247">.</text:span></text:p>
      <text:p text:style-name="Standard"><text:span text:style-name="T248">É preciso acrescentar que é de fundamental importância, para responder a essas exi</text:span><text:span text:style-name="T249">gências, que se promova uma boa formação inicial, bem como uma formação permanente e diversificada dos professores, a fim de que possam melhorar suas habilidades de mediação, de avaliação e de registro de suas ações educativas.</text:span></text:p>
      <text:p text:style-name="P250"/>
      <text:p text:style-name="P251"><text:span text:style-name="T252">REFERÊNCIAS</text:span></text:p>
      <text:p text:style-name="P253"/>
      <text:p text:style-name="P254">BRASIL. MEC.<text:s/>Secretaria de Educação Especial<text:span text:style-name="T255">. Experiências educacionais inclusivas</text:span>: Programa Educação Inclusiva: direito à diversidade / Organizadora, Berenice Weissheimer Roth., 2006.<text:s/><text:span text:style-name="T256">ALVES, Denise O. ; BARBOSA, Kátia A. M.<text:s/></text:span><text:span text:style-name="T257">Experiências Educacionais Inclusivas</text:span>: refletindo sobre o cotidiano escolar.<text:s/><text:span text:style-name="T258">Disponível em:</text:span><text:s/><text:span text:style-name="T259">&lt;</text:span>h<text:span text:style-name="T260">ttp://portal.mec.gov.br/seesp/arquivos/pdf/experienciaseducacionaisinclusivas.pdf</text:span><text:span text:style-name="T261">&gt;</text:span><text:span text:style-name="T262">. Acesso em: 15 de ago. 2018.</text:span></text:p>
      <text:p text:style-name="P263"/>
      <text:p text:style-name="Normal"><text:span text:style-name="T264">______</text:span><text:span text:style-name="T265">. Ministério da Educação.<text:s/></text:span><text:span text:style-name="T266">S</text:span><text:span text:style-name="T267">ecretaria de Educação Continuada, Alfabetização, Diversidade e Inclusão (SECADI/MEC),</text:span><text:span text:style-name="T268"><text:s/></text:span><text:span text:style-name="T269">Programas e Ações. Disponível em<text:s/></text:span><text:span text:style-name="T270">&lt;</text:span><text:span text:style-name="T271">http://portal.mec.gov.br/secretaria-de-educacao-continuada-alfabetizacao-diversidade-e-inclusao/programas-e-acoes</text:span><text:span text:style-name="T272">&gt;</text:span><text:span text:style-name="T273">. Acesso em: 15 ago. 2018.</text:span></text:p>
      <text:p text:style-name="P274"/>
      <text:p text:style-name="P275"/>
      <text:p text:style-name="P276"><text:span text:style-name="T277">CAPELLINI, V. L. M. F., CARNEIRO, R.U. C.; ZANATA, E. M. <text:s/>Projeto político pedagógico na persp</text:span><text:span text:style-name="T278">ectiva da educação inclusiva. CAPELLINI, V. L. M. F.; RODRIGUES, O. M. P. R. (org).<text:s/></text:span><text:span text:style-name="T279">A c</text:span><text:span text:style-name="T280">onstrução do projeto pedagógico de uma escola inclusiva</text:span><text:span text:style-name="T281">. Bauru: UNESP/FC/MEC, 2010. (Formação de professores na perspectiva da educação inclusiva).<text:s/></text:span></text:p>
      <text:p text:style-name="P282"><text:span text:style-name="T283">GADOTTI, Moacir.<text:s/></text:span><text:span text:style-name="T284">Perspectivas Atuais da Educação</text:span><text:span text:style-name="T285">. Porto Alegre, ED. Artes Médicas, 2000.</text:span></text:p>
      <text:p text:style-name="P286"/>
      <text:p text:style-name="P287"><text:span text:style-name="T288">FERNANDES, E. M</text:span><text:span text:style-name="T289">. Educação para</text:span><text:span text:style-name="T290"><text:s/>todos – saúde para todos: a urgência da adoção de um paradigma multidisciplinar nas políticas públicas de atenção à pessoas portadoras de deficiências.<text:s/></text:span><text:span text:style-name="T291">In. Benjamin Constant/MEC, ano 5, nº 14, dez. 1999. <text:s/>Disponível em:<text:s/></text:span><text:span text:style-name="T292">&lt;</text:span><text:a xlink:href="http://www.ibc.gov.br/revistas/209-edicao-14-dezembro-de-1999" office:target-frame-name="_top" xlink:show="replace"><text:span text:style-name="T293">http://www.ibc.gov.br/revistas/209-edicao-14-dezembro-de-1999</text:span></text:a><text:span text:style-name="T294">&gt;. Acesso em: 27 set. 2018.</text:span></text:p>
      <text:p text:style-name="P295"/>
      <text:p text:style-name="P296"/>
      <text:soft-page-break/>
      <text:p text:style-name="P297">LÓ. Judithe Eva Dupont. <text:s/><text:span text:style-name="T298">Uma escola para todos e para cada um</text:span>: escola inclusiva, uma comunidade de aprendizes. Conjectura, v. 15, n. 1, jan./abr. 2010. Disponível em: &lt;file:///C:/Users/Usuario/Downloads/187-730-1-PB.pdf&gt;. Acesso em: 28 set. 2018.</text:p>
      <text:p text:style-name="P299"/>
      <text:p text:style-name="P300"/>
      <text:p text:style-name="P301"><text:span text:style-name="T302">MOREIRA, L. C.; CARVALHO, A. P. de.<text:s/></text:span><text:span text:style-name="T303">(Des)continuidade nos estudos de alunos com deficiência na trajetória do Ensino Fundamental</text:span><text:span text:style-name="T304"><text:s/>ao Médio:</text:span><text:span text:style-name="T305"><text:s/>uma análise inicial dos microdados MEC/INEP. </text:span><text:span text:style-name="T306">Revista Educação Especial</text:span><text:span text:style-name="T307">, Santa Maria, v. 27, n. 49, p. 283-298, mai./ago. 2014. Disponível em:<text:s/></text:span><text:span text:style-name="T308">&lt;periodicos.ufsm.br/index.php/educacaoespecial/article/view/9132</text:span><text:span text:style-name="T309"><text:s/>&gt;</text:span><text:span text:style-name="T310">. Acesso em: 30 set. 2018.</text:span></text:p>
      <text:p text:style-name="P311"/>
      <text:p text:style-name="P312"/>
      <text:p text:style-name="P313"><text:span text:style-name="T314">SILVEIRA, I. S.<text:s/></text:span><text:span text:style-name="T315">Observação Participante</text:span><text:span text:style-name="T316">: um olhar encantador. Revista Lato <text:s/>&amp; Sensu. Belém, n 1, v. 4, p. 35. out. 2003.</text:span></text:p>
      <text:p text:style-name="P317"/>
      <text:p text:style-name="P318"/>
      <text:p text:style-name="P319"><text:span text:style-name="T320">STAINBACK, S.; STAINBACK, W.<text:s/></text:span><text:span text:style-name="T321">Inclusão:<text:s/></text:span><text:span text:style-name="T322">um guia para educadores</text:span><text:span text:style-name="T323">. <text:s text:c="2"/></text:span></text:p>
      <text:p text:style-name="P324"><text:span text:style-name="T325">Porto Alegre: Artmed, 1999.</text:span></text:p>
      <text:p text:style-name="P326"/>
      <text:p text:style-name="P327"/>
      <text:p text:style-name="P328"><text:span text:style-name="T329">VYGOT</text:span><text:span text:style-name="T330">SKY, Lev S.<text:s/></text:span><text:span text:style-name="T331">A formação social da mente.</text:span><text:span text:style-name="T332"><text:s/>São Paulo - SP: Martins Fontes, 5ª ed, 1993.</text:span></text:p>
      <text:p text:style-name="Standard"/>
      <text:p text:style-name="Standard"/>
      <text:p text:style-name="Standard"/>
      <text:p text:style-name="Standard"/>
      <text:p text:style-name="P333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text-align="justify" fo:line-height="150%" fo:text-indent="0.4923in"/>
      <style:text-properties style:font-name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indent="0in"/>
      <style:text-properties style:font-name-asian="Times New Roman" style:font-name-complex="Times New Roman" style:font-size-complex="12pt" style:language-asian="pt" style:country-asian="BR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abeçalho" style:display-name="Cabeçalho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widows="2" fo:orphans="2"/>
      <style:text-properties style:font-name-asian="F" style:language-asian="pt" style:country-asian="BR"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 fo:line-height="100%" fo:text-indent="0in"/>
      <style:text-properties style:font-name-asian="Times New Roman" style:font-name-complex="Times New Roman" style:font-size-complex="12pt" style:language-asian="pt" style:country-asian="BR" fo:hyphenate="false"/>
    </style:style>
    <style:style style:name="Footnote" style:display-name="Footnote" style:family="paragraph" style:parent-style-name="Standard">
      <style:paragraph-properties fo:text-align="start" fo:line-height="100%" fo:text-indent="0in"/>
      <style:text-properties style:font-name-asian="Times New Roman" style:font-name-complex="Times New Roman" fo:font-size="10pt" style:font-size-asian="10pt" style:font-size-complex="10pt" style:language-asian="pt" style:country-asian="BR" fo:hyphenate="false"/>
    </style:style>
    <style:style style:name="Textbodyindent" style:display-name="Text body indent" style:family="paragraph" style:parent-style-name="Standard">
      <style:paragraph-properties fo:text-align="start" fo:margin-bottom="0.0833in" fo:line-height="100%" fo:margin-left="0.1965in" fo:text-indent="0in">
        <style:tab-stops/>
      </style:paragraph-properties>
      <style:text-properties style:font-name-asian="Times New Roman" style:font-name-complex="Times New Roman" style:font-size-complex="12pt" style:language-asian="pt" style:country-asian="BR" fo:hyphenate="false"/>
    </style:style>
    <style:style style:name="CabeçalhoChar" style:display-name="Cabeçalho Char" style:family="text" style:parent-style-name="Fonteparág.padrão">
      <style:text-properties style:font-name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fo:font-size="12pt" style:font-size-asian="12pt"/>
    </style:style>
    <style:style style:name="SemEspaçamentoChar" style:display-name="Sem Espaçamento Char" style:family="text" style:parent-style-name="Fonteparág.padrão">
      <style:text-properties style:font-name-asian="F" style:language-asian="pt" style:country-asian="BR"/>
    </style:style>
    <style:style style:name="Internetlink" style:display-name="Internet 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odenotaderodapéChar" style:display-name="Texto de nota de rodapé Char" style:family="text" style:parent-style-name="Fonteparág.padrão">
      <style:text-properties style:font-name="Times New Roman" style:font-name-asian="Times New Roman" style:font-name-complex="Times New Roman" fo:font-size="10pt" style:font-size-asian="10pt" style:font-size-complex="10pt" style:language-asian="pt" style:country-asian="BR"/>
    </style:style>
    <style:style style:name="CorpodetextoChar" style:display-name="Corpo de texto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RecuodecorpodetextoChar" style:display-name="Recuo de corpo de texto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Footnoteanchor" style:display-name="Footnote anchor" style:family="text">
      <style:text-properties style:text-position="super 66.6%"/>
    </style:style>
    <style:style style:name="FootnoteCharacters" style:display-name="Footnote Characters" style:family="text">
      <style:text-properties style:text-position="super 66.6%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ListLabel1" style:display-name="ListLabel 1" style:family="text">
      <style:text-properties style:use-window-font-color="true" fo:font-size="11pt" style:font-size-asian="11pt" style:text-underline-type="none" style:text-underline-color="font-color"/>
    </style:style>
    <style:style style:name="ListLabel2" style:display-name="ListLabel 2" style:family="text">
      <style:text-properties style:font-name-complex="Times New Roman" style:use-window-font-color="true" style:text-underline-type="none" style:text-underline-color="font-color"/>
    </style:style>
    <style:style style:name="FootnoteSymbol" style:display-name="Footnote Symbol" style:family="text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Ref.denotaderodapé" style:display-name="Ref. de nota de rodapé" style:family="text" style:parent-style-name="Fonteparág.padrão">
      <style:text-properties style:text-position="super 66.6%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>
        <style:tab-stops>
          <style:tab-stop style:type="left" style:position="0.9701in"/>
          <style:tab-stop style:type="right" style:position="5.9055in"/>
        </style:tab-stops>
      </style:paragraph-properties>
    </style:style>
    <style:style style:name="T3" style:parent-style-name="Fonteparág.padrão" style:family="text">
      <style:text-properties style:language-asian="pt" style:country-asian="BR"/>
    </style:style>
    <style:style style:name="P4" style:parent-style-name="Rodapé" style:family="paragraph">
      <style:paragraph-properties>
        <style:tab-stops>
          <style:tab-stop style:type="left" style:position="5.0659in"/>
        </style:tab-stops>
      </style:paragraph-properties>
    </style:style>
    <style:style style:name="T5" style:parent-style-name="Fonteparág.padrão" style:family="text">
      <style:text-properties style:language-asian="pt" style:country-asian="BR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2" text:anchor-type="paragraph" svg:x="-1.1811in" svg:y="-0.09449in" svg:width="8.32087in" svg:height="0.9689in" style:rel-width="scale" style:rel-height="scale"><draw:image xlink:href="media/image1.jpg" xlink:type="simple" xlink:show="embed" xlink:actuate="onLoad"/><svg:title/><svg:desc/></draw:frame></text:span></text:p>
      </style:header>
      <style:footer>
        <text:p text:style-name="P4"><text:span text:style-name="T5"><draw:frame draw:z-index="251661312" draw:style-name="a1" draw:name="Imagem 4" text:anchor-type="paragraph" svg:x="-1.1811in" svg:y="10.69252in" svg:width="8.3752in" svg:height="1.01024in" style:rel-width="scale" style:rel-height="scale"><draw:image xlink:href="media/image2.jpg" xlink:type="simple" xlink:show="embed" xlink:actuate="onLoad"/><svg:title/><svg:desc/></draw:frame>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edson</meta:initial-creator>
    <dc:creator>Usuario</dc:creator>
    <meta:creation-date>2018-10-12T14:34:00Z</meta:creation-date>
    <dc:date>2018-10-14T01:05:00Z</dc:date>
    <meta:template xlink:href="Normal" xlink:type="simple"/>
    <meta:editing-cycles>16</meta:editing-cycles>
    <meta:editing-duration>PT363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46" meta:word-count="3610" meta:character-count="23060" meta:row-count="162" meta:non-whitespace-character-count="19496"/>
  </office:meta>
</office:document-meta>
</file>